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lackscholes Lin</text:p>
          </table:table-cell>
          <table:table-cell table:number-columns-repeated="5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0.00172641" calcext:value-type="float">
            <text:p>0.00172641</text:p>
          </table:table-cell>
          <table:table-cell office:value-type="float" office:value="0.00171009" calcext:value-type="float">
            <text:p>0.00171009</text:p>
          </table:table-cell>
          <table:table-cell office:value-type="float" office:value="0.00168788" calcext:value-type="float">
            <text:p>0.00168788</text:p>
          </table:table-cell>
          <table:table-cell office:value-type="float" office:value="0.00168366" calcext:value-type="float">
            <text:p>0.00168366</text:p>
          </table:table-cell>
          <table:table-cell office:value-type="float" office:value="0.0016683" calcext:value-type="float">
            <text:p>0.0016683</text:p>
          </table:table-cell>
          <table:table-cell table:formula="of:=SUM([.B2:.F2])/5" office:value-type="float" office:value="0.001695268" calcext:value-type="float">
            <text:p>0.001695268</text:p>
          </table:table-cell>
        </table:table-row>
        <table:table-row table:style-name="ro1">
          <table:table-cell/>
          <table:table-cell office:value-type="float" office:value="0.00692319" calcext:value-type="float">
            <text:p>0.00692319</text:p>
          </table:table-cell>
          <table:table-cell office:value-type="float" office:value="0.00662988" calcext:value-type="float">
            <text:p>0.00662988</text:p>
          </table:table-cell>
          <table:table-cell office:value-type="float" office:value="0.00658201" calcext:value-type="float">
            <text:p>0.00658201</text:p>
          </table:table-cell>
          <table:table-cell office:value-type="float" office:value="0.00662158" calcext:value-type="float">
            <text:p>0.00662158</text:p>
          </table:table-cell>
          <table:table-cell office:value-type="float" office:value="0.00657719" calcext:value-type="float">
            <text:p>0.00657719</text:p>
          </table:table-cell>
          <table:table-cell table:formula="of:=SUM([.B3:.F3])/5" office:value-type="float" office:value="0.00666677" calcext:value-type="float">
            <text:p>0.00666677</text:p>
          </table:table-cell>
        </table:table-row>
        <table:table-row table:style-name="ro1">
          <table:table-cell/>
          <table:table-cell office:value-type="float" office:value="0.452853" calcext:value-type="float">
            <text:p>0.452853</text:p>
          </table:table-cell>
          <table:table-cell office:value-type="float" office:value="0.434879" calcext:value-type="float">
            <text:p>0.434879</text:p>
          </table:table-cell>
          <table:table-cell office:value-type="float" office:value="0.429087" calcext:value-type="float">
            <text:p>0.429087</text:p>
          </table:table-cell>
          <table:table-cell office:value-type="float" office:value="0.436783" calcext:value-type="float">
            <text:p>0.436783</text:p>
          </table:table-cell>
          <table:table-cell office:value-type="float" office:value="0.426699" calcext:value-type="float">
            <text:p>0.426699</text:p>
          </table:table-cell>
          <table:table-cell table:formula="of:=SUM([.B4:.F4])/5" office:value-type="float" office:value="0.4360602" calcext:value-type="float">
            <text:p>0.4360602</text:p>
          </table:table-cell>
        </table:table-row>
        <table:table-row table:style-name="ro1">
          <table:table-cell/>
          <table:table-cell office:value-type="float" office:value="1.79434" calcext:value-type="float">
            <text:p>1.79434</text:p>
          </table:table-cell>
          <table:table-cell office:value-type="float" office:value="1.69092" calcext:value-type="float">
            <text:p>1.69092</text:p>
          </table:table-cell>
          <table:table-cell office:value-type="float" office:value="1.71541" calcext:value-type="float">
            <text:p>1.71541</text:p>
          </table:table-cell>
          <table:table-cell office:value-type="float" office:value="1.70146" calcext:value-type="float">
            <text:p>1.70146</text:p>
          </table:table-cell>
          <table:table-cell office:value-type="float" office:value="1.71577" calcext:value-type="float">
            <text:p>1.71577</text:p>
          </table:table-cell>
          <table:table-cell table:formula="of:=SUM([.B5:.F5])/5" office:value-type="float" office:value="1.72358" calcext:value-type="float">
            <text:p>1.72358</text:p>
          </table:table-cell>
        </table:table-row>
        <table:table-row table:style-name="ro1">
          <table:table-cell/>
          <table:table-cell office:value-type="float" office:value="7.17871" calcext:value-type="float">
            <text:p>7.17871</text:p>
          </table:table-cell>
          <table:table-cell office:value-type="float" office:value="6.84025" calcext:value-type="float">
            <text:p>6.84025</text:p>
          </table:table-cell>
          <table:table-cell office:value-type="float" office:value="6.89323" calcext:value-type="float">
            <text:p>6.89323</text:p>
          </table:table-cell>
          <table:table-cell office:value-type="float" office:value="6.92848" calcext:value-type="float">
            <text:p>6.92848</text:p>
          </table:table-cell>
          <table:table-cell office:value-type="float" office:value="6.90197" calcext:value-type="float">
            <text:p>6.90197</text:p>
          </table:table-cell>
          <table:table-cell table:formula="of:=SUM([.B6:.F6])/5" office:value-type="float" office:value="6.948528" calcext:value-type="float">
            <text:p>6.948528</text:p>
          </table:table-cell>
        </table:table-row>
        <table:table-row table:style-name="ro1">
          <table:table-cell/>
          <table:table-cell office:value-type="float" office:value="28.2069" calcext:value-type="float">
            <text:p>28.2069</text:p>
          </table:table-cell>
          <table:table-cell office:value-type="float" office:value="27.3671" calcext:value-type="float">
            <text:p>27.3671</text:p>
          </table:table-cell>
          <table:table-cell office:value-type="float" office:value="27.3512" calcext:value-type="float">
            <text:p>27.3512</text:p>
          </table:table-cell>
          <table:table-cell office:value-type="float" office:value="27.6619" calcext:value-type="float">
            <text:p>27.6619</text:p>
          </table:table-cell>
          <table:table-cell office:value-type="float" office:value="27.7568" calcext:value-type="float">
            <text:p>27.7568</text:p>
          </table:table-cell>
          <table:table-cell table:formula="of:=SUM([.B7:.F7])/5" office:value-type="float" office:value="27.66878" calcext:value-type="float">
            <text:p>27.668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scholes 2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39219" calcext:value-type="float">
            <text:p>0.00139219</text:p>
          </table:table-cell>
          <table:table-cell office:value-type="float" office:value="0.00138917" calcext:value-type="float">
            <text:p>0.00138917</text:p>
          </table:table-cell>
          <table:table-cell office:value-type="float" office:value="0.00141203" calcext:value-type="float">
            <text:p>0.00141203</text:p>
          </table:table-cell>
          <table:table-cell office:value-type="float" office:value="0.00142676" calcext:value-type="float">
            <text:p>0.00142676</text:p>
          </table:table-cell>
          <table:table-cell office:value-type="float" office:value="0.00144708" calcext:value-type="float">
            <text:p>0.00144708</text:p>
          </table:table-cell>
          <table:table-cell table:formula="of:=SUM([.B10:.F10])/5" office:value-type="float" office:value="0.001413446" calcext:value-type="float">
            <text:p>0.001413446</text:p>
          </table:table-cell>
        </table:table-row>
        <table:table-row table:style-name="ro1">
          <table:table-cell/>
          <table:table-cell office:value-type="float" office:value="0.00403236" calcext:value-type="float">
            <text:p>0.00403236</text:p>
          </table:table-cell>
          <table:table-cell office:value-type="float" office:value="0.0040271" calcext:value-type="float">
            <text:p>0.0040271</text:p>
          </table:table-cell>
          <table:table-cell office:value-type="float" office:value="0.00400642" calcext:value-type="float">
            <text:p>0.00400642</text:p>
          </table:table-cell>
          <table:table-cell office:value-type="float" office:value="0.00406765" calcext:value-type="float">
            <text:p>0.00406765</text:p>
          </table:table-cell>
          <table:table-cell office:value-type="float" office:value="0.00398923" calcext:value-type="float">
            <text:p>0.00398923</text:p>
          </table:table-cell>
          <table:table-cell table:formula="of:=SUM([.B11:.F11])/5" office:value-type="float" office:value="0.004024552" calcext:value-type="float">
            <text:p>0.004024552</text:p>
          </table:table-cell>
        </table:table-row>
        <table:table-row table:style-name="ro1">
          <table:table-cell/>
          <table:table-cell office:value-type="float" office:value="0.225599" calcext:value-type="float">
            <text:p>0.225599</text:p>
          </table:table-cell>
          <table:table-cell office:value-type="float" office:value="0.226591" calcext:value-type="float">
            <text:p>0.226591</text:p>
          </table:table-cell>
          <table:table-cell office:value-type="float" office:value="0.224438" calcext:value-type="float">
            <text:p>0.224438</text:p>
          </table:table-cell>
          <table:table-cell office:value-type="float" office:value="0.227116" calcext:value-type="float">
            <text:p>0.227116</text:p>
          </table:table-cell>
          <table:table-cell office:value-type="float" office:value="0.226753" calcext:value-type="float">
            <text:p>0.226753</text:p>
          </table:table-cell>
          <table:table-cell table:formula="of:=SUM([.B12:.F12])/5" office:value-type="float" office:value="0.2260994" calcext:value-type="float">
            <text:p>0.2260994</text:p>
          </table:table-cell>
        </table:table-row>
        <table:table-row table:style-name="ro1">
          <table:table-cell/>
          <table:table-cell office:value-type="float" office:value="0.902861" calcext:value-type="float">
            <text:p>0.902861</text:p>
          </table:table-cell>
          <table:table-cell office:value-type="float" office:value="0.898247" calcext:value-type="float">
            <text:p>0.898247</text:p>
          </table:table-cell>
          <table:table-cell office:value-type="float" office:value="0.904908" calcext:value-type="float">
            <text:p>0.904908</text:p>
          </table:table-cell>
          <table:table-cell office:value-type="float" office:value="0.901259" calcext:value-type="float">
            <text:p>0.901259</text:p>
          </table:table-cell>
          <table:table-cell office:value-type="float" office:value="0.907648" calcext:value-type="float">
            <text:p>0.907648</text:p>
          </table:table-cell>
          <table:table-cell table:formula="of:=SUM([.B13:.F13])/5" office:value-type="float" office:value="0.9029846" calcext:value-type="float">
            <text:p>0.9029846</text:p>
          </table:table-cell>
        </table:table-row>
        <table:table-row table:style-name="ro1">
          <table:table-cell/>
          <table:table-cell office:value-type="float" office:value="3.60275" calcext:value-type="float">
            <text:p>3.60275</text:p>
          </table:table-cell>
          <table:table-cell office:value-type="float" office:value="3.64499" calcext:value-type="float">
            <text:p>3.64499</text:p>
          </table:table-cell>
          <table:table-cell office:value-type="float" office:value="3.60462" calcext:value-type="float">
            <text:p>3.60462</text:p>
          </table:table-cell>
          <table:table-cell office:value-type="float" office:value="3.87566" calcext:value-type="float">
            <text:p>3.87566</text:p>
          </table:table-cell>
          <table:table-cell office:value-type="float" office:value="3.62056" calcext:value-type="float">
            <text:p>3.62056</text:p>
          </table:table-cell>
          <table:table-cell table:formula="of:=SUM([.B14:.F14])/5" office:value-type="float" office:value="3.669716" calcext:value-type="float">
            <text:p>3.669716</text:p>
          </table:table-cell>
        </table:table-row>
        <table:table-row table:style-name="ro1">
          <table:table-cell/>
          <table:table-cell office:value-type="float" office:value="14.4204" calcext:value-type="float">
            <text:p>14.4204</text:p>
          </table:table-cell>
          <table:table-cell office:value-type="float" office:value="14.5852" calcext:value-type="float">
            <text:p>14.5852</text:p>
          </table:table-cell>
          <table:table-cell office:value-type="float" office:value="14.7129" calcext:value-type="float">
            <text:p>14.7129</text:p>
          </table:table-cell>
          <table:table-cell office:value-type="float" office:value="14.6538" calcext:value-type="float">
            <text:p>14.6538</text:p>
          </table:table-cell>
          <table:table-cell office:value-type="float" office:value="14.4163" calcext:value-type="float">
            <text:p>14.4163</text:p>
          </table:table-cell>
          <table:table-cell table:formula="of:=SUM([.B15:.F15])/5" office:value-type="float" office:value="14.55772" calcext:value-type="float">
            <text:p>14.557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scholes 4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45061" calcext:value-type="float">
            <text:p>0.00145061</text:p>
          </table:table-cell>
          <table:table-cell office:value-type="float" office:value="0.00142169" calcext:value-type="float">
            <text:p>0.00142169</text:p>
          </table:table-cell>
          <table:table-cell office:value-type="float" office:value="0.00149697" calcext:value-type="float">
            <text:p>0.00149697</text:p>
          </table:table-cell>
          <table:table-cell office:value-type="float" office:value="0.00146831" calcext:value-type="float">
            <text:p>0.00146831</text:p>
          </table:table-cell>
          <table:table-cell office:value-type="float" office:value="0.00145737" calcext:value-type="float">
            <text:p>0.00145737</text:p>
          </table:table-cell>
          <table:table-cell table:formula="of:=SUM([.B18:.F18])/5" office:value-type="float" office:value="0.00145899" calcext:value-type="float">
            <text:p>0.00145899</text:p>
          </table:table-cell>
        </table:table-row>
        <table:table-row table:style-name="ro1">
          <table:table-cell/>
          <table:table-cell office:value-type="float" office:value="0.00409505" calcext:value-type="float">
            <text:p>0.00409505</text:p>
          </table:table-cell>
          <table:table-cell office:value-type="float" office:value="0.00412446" calcext:value-type="float">
            <text:p>0.00412446</text:p>
          </table:table-cell>
          <table:table-cell office:value-type="float" office:value="0.00412908" calcext:value-type="float">
            <text:p>0.00412908</text:p>
          </table:table-cell>
          <table:table-cell office:value-type="float" office:value="0.00412726" calcext:value-type="float">
            <text:p>0.00412726</text:p>
          </table:table-cell>
          <table:table-cell office:value-type="float" office:value="0.00413033" calcext:value-type="float">
            <text:p>0.00413033</text:p>
          </table:table-cell>
          <table:table-cell table:formula="of:=SUM([.B19:.F19])/5" office:value-type="float" office:value="0.004121236" calcext:value-type="float">
            <text:p>0.004121236</text:p>
          </table:table-cell>
        </table:table-row>
        <table:table-row table:style-name="ro1">
          <table:table-cell/>
          <table:table-cell office:value-type="float" office:value="0.143681" calcext:value-type="float">
            <text:p>0.143681</text:p>
          </table:table-cell>
          <table:table-cell office:value-type="float" office:value="0.135994" calcext:value-type="float">
            <text:p>0.135994</text:p>
          </table:table-cell>
          <table:table-cell office:value-type="float" office:value="0.144803" calcext:value-type="float">
            <text:p>0.144803</text:p>
          </table:table-cell>
          <table:table-cell office:value-type="float" office:value="0.139648" calcext:value-type="float">
            <text:p>0.139648</text:p>
          </table:table-cell>
          <table:table-cell office:value-type="float" office:value="0.147158" calcext:value-type="float">
            <text:p>0.147158</text:p>
          </table:table-cell>
          <table:table-cell table:formula="of:=SUM([.B20:.F20])/5" office:value-type="float" office:value="0.1422568" calcext:value-type="float">
            <text:p>0.1422568</text:p>
          </table:table-cell>
        </table:table-row>
        <table:table-row table:style-name="ro1">
          <table:table-cell/>
          <table:table-cell office:value-type="float" office:value="0.521418" calcext:value-type="float">
            <text:p>0.521418</text:p>
          </table:table-cell>
          <table:table-cell office:value-type="float" office:value="0.511266" calcext:value-type="float">
            <text:p>0.511266</text:p>
          </table:table-cell>
          <table:table-cell office:value-type="float" office:value="0.541055" calcext:value-type="float">
            <text:p>0.541055</text:p>
          </table:table-cell>
          <table:table-cell office:value-type="float" office:value="0.508653" calcext:value-type="float">
            <text:p>0.508653</text:p>
          </table:table-cell>
          <table:table-cell office:value-type="float" office:value="0.522952" calcext:value-type="float">
            <text:p>0.522952</text:p>
          </table:table-cell>
          <table:table-cell table:formula="of:=SUM([.B21:.F21])/5" office:value-type="float" office:value="0.5210688" calcext:value-type="float">
            <text:p>0.5210688</text:p>
          </table:table-cell>
        </table:table-row>
        <table:table-row table:style-name="ro1">
          <table:table-cell/>
          <table:table-cell office:value-type="float" office:value="2.06099" calcext:value-type="float">
            <text:p>2.06099</text:p>
          </table:table-cell>
          <table:table-cell office:value-type="float" office:value="2.0945" calcext:value-type="float">
            <text:p>2.0945</text:p>
          </table:table-cell>
          <table:table-cell office:value-type="float" office:value="2.0752" calcext:value-type="float">
            <text:p>2.0752</text:p>
          </table:table-cell>
          <table:table-cell office:value-type="float" office:value="2.06703" calcext:value-type="float">
            <text:p>2.06703</text:p>
          </table:table-cell>
          <table:table-cell office:value-type="float" office:value="2.05933" calcext:value-type="float">
            <text:p>2.05933</text:p>
          </table:table-cell>
          <table:table-cell table:formula="of:=SUM([.B22:.F22])/5" office:value-type="float" office:value="2.07141" calcext:value-type="float">
            <text:p>2.07141</text:p>
          </table:table-cell>
        </table:table-row>
        <table:table-row table:style-name="ro1">
          <table:table-cell/>
          <table:table-cell office:value-type="float" office:value="8.16904" calcext:value-type="float">
            <text:p>8.16904</text:p>
          </table:table-cell>
          <table:table-cell office:value-type="float" office:value="8.21005" calcext:value-type="float">
            <text:p>8.21005</text:p>
          </table:table-cell>
          <table:table-cell office:value-type="float" office:value="8.24585" calcext:value-type="float">
            <text:p>8.24585</text:p>
          </table:table-cell>
          <table:table-cell office:value-type="float" office:value="8.24655" calcext:value-type="float">
            <text:p>8.24655</text:p>
          </table:table-cell>
          <table:table-cell office:value-type="float" office:value="8.30598" calcext:value-type="float">
            <text:p>8.30598</text:p>
          </table:table-cell>
          <table:table-cell table:formula="of:=SUM([.B23:.F23])/5" office:value-type="float" office:value="8.235494" calcext:value-type="float">
            <text:p>8.2354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scholes 6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74223" calcext:value-type="float">
            <text:p>0.00274223</text:p>
          </table:table-cell>
          <table:table-cell office:value-type="float" office:value="0.00281018" calcext:value-type="float">
            <text:p>0.00281018</text:p>
          </table:table-cell>
          <table:table-cell office:value-type="float" office:value="0.00274009" calcext:value-type="float">
            <text:p>0.00274009</text:p>
          </table:table-cell>
          <table:table-cell office:value-type="float" office:value="0.00277028" calcext:value-type="float">
            <text:p>0.00277028</text:p>
          </table:table-cell>
          <table:table-cell office:value-type="float" office:value="0.00281243" calcext:value-type="float">
            <text:p>0.00281243</text:p>
          </table:table-cell>
          <table:table-cell table:formula="of:=SUM([.B26:.F26])/5" office:value-type="float" office:value="0.002775042" calcext:value-type="float">
            <text:p>0.002775042</text:p>
          </table:table-cell>
        </table:table-row>
        <table:table-row table:style-name="ro1">
          <table:table-cell/>
          <table:table-cell office:value-type="float" office:value="0.00429535" calcext:value-type="float">
            <text:p>0.00429535</text:p>
          </table:table-cell>
          <table:table-cell office:value-type="float" office:value="0.00432807" calcext:value-type="float">
            <text:p>0.00432807</text:p>
          </table:table-cell>
          <table:table-cell office:value-type="float" office:value="0.00430447" calcext:value-type="float">
            <text:p>0.00430447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0.0042713" calcext:value-type="float">
            <text:p>0.0042713</text:p>
          </table:table-cell>
          <table:table-cell table:formula="of:=SUM([.B27:.F27])/5" office:value-type="float" office:value="0.004301038" calcext:value-type="float">
            <text:p>0.004301038</text:p>
          </table:table-cell>
        </table:table-row>
        <table:table-row table:style-name="ro1">
          <table:table-cell/>
          <table:table-cell office:value-type="float" office:value="0.139931" calcext:value-type="float">
            <text:p>0.139931</text:p>
          </table:table-cell>
          <table:table-cell office:value-type="float" office:value="0.132566" calcext:value-type="float">
            <text:p>0.132566</text:p>
          </table:table-cell>
          <table:table-cell office:value-type="float" office:value="0.134131" calcext:value-type="float">
            <text:p>0.134131</text:p>
          </table:table-cell>
          <table:table-cell office:value-type="float" office:value="0.144413" calcext:value-type="float">
            <text:p>0.144413</text:p>
          </table:table-cell>
          <table:table-cell office:value-type="float" office:value="0.136662" calcext:value-type="float">
            <text:p>0.136662</text:p>
          </table:table-cell>
          <table:table-cell table:formula="of:=SUM([.B28:.F28])/5" office:value-type="float" office:value="0.1375406" calcext:value-type="float">
            <text:p>0.1375406</text:p>
          </table:table-cell>
        </table:table-row>
        <table:table-row table:style-name="ro1">
          <table:table-cell/>
          <table:table-cell office:value-type="float" office:value="0.564321" calcext:value-type="float">
            <text:p>0.564321</text:p>
          </table:table-cell>
          <table:table-cell office:value-type="float" office:value="0.56296" calcext:value-type="float">
            <text:p>0.56296</text:p>
          </table:table-cell>
          <table:table-cell office:value-type="float" office:value="0.545139" calcext:value-type="float">
            <text:p>0.545139</text:p>
          </table:table-cell>
          <table:table-cell office:value-type="float" office:value="0.540601" calcext:value-type="float">
            <text:p>0.540601</text:p>
          </table:table-cell>
          <table:table-cell office:value-type="float" office:value="0.56668" calcext:value-type="float">
            <text:p>0.56668</text:p>
          </table:table-cell>
          <table:table-cell table:formula="of:=SUM([.B29:.F29])/5" office:value-type="float" office:value="0.5559402" calcext:value-type="float">
            <text:p>0.5559402</text:p>
          </table:table-cell>
        </table:table-row>
        <table:table-row table:style-name="ro1">
          <table:table-cell/>
          <table:table-cell office:value-type="float" office:value="2.26176" calcext:value-type="float">
            <text:p>2.26176</text:p>
          </table:table-cell>
          <table:table-cell office:value-type="float" office:value="2.26674" calcext:value-type="float">
            <text:p>2.26674</text:p>
          </table:table-cell>
          <table:table-cell office:value-type="float" office:value="2.2706" calcext:value-type="float">
            <text:p>2.2706</text:p>
          </table:table-cell>
          <table:table-cell office:value-type="float" office:value="2.2995" calcext:value-type="float">
            <text:p>2.2995</text:p>
          </table:table-cell>
          <table:table-cell office:value-type="float" office:value="2.25636" calcext:value-type="float">
            <text:p>2.25636</text:p>
          </table:table-cell>
          <table:table-cell table:formula="of:=SUM([.B30:.F30])/5" office:value-type="float" office:value="2.270992" calcext:value-type="float">
            <text:p>2.270992</text:p>
          </table:table-cell>
        </table:table-row>
        <table:table-row table:style-name="ro1">
          <table:table-cell/>
          <table:table-cell office:value-type="float" office:value="9.07732" calcext:value-type="float">
            <text:p>9.07732</text:p>
          </table:table-cell>
          <table:table-cell office:value-type="float" office:value="8.92849" calcext:value-type="float">
            <text:p>8.92849</text:p>
          </table:table-cell>
          <table:table-cell office:value-type="float" office:value="9.10495" calcext:value-type="float">
            <text:p>9.10495</text:p>
          </table:table-cell>
          <table:table-cell office:value-type="float" office:value="8.94536" calcext:value-type="float">
            <text:p>8.94536</text:p>
          </table:table-cell>
          <table:table-cell office:value-type="float" office:value="9.12199" calcext:value-type="float">
            <text:p>9.12199</text:p>
          </table:table-cell>
          <table:table-cell table:formula="of:=SUM([.B31:.F31])/5" office:value-type="float" office:value="9.035622" calcext:value-type="float">
            <text:p>9.0356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scholes 8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279237" calcext:value-type="float">
            <text:p>0.00279237</text:p>
          </table:table-cell>
          <table:table-cell office:value-type="float" office:value="0.00285786" calcext:value-type="float">
            <text:p>0.00285786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290375" calcext:value-type="float">
            <text:p>0.00290375</text:p>
          </table:table-cell>
          <table:table-cell office:value-type="float" office:value="0.00300168" calcext:value-type="float">
            <text:p>0.00300168</text:p>
          </table:table-cell>
          <table:table-cell table:formula="of:=SUM([.B34:.F34])/5" office:value-type="float" office:value="0.002886332" calcext:value-type="float">
            <text:p>0.002886332</text:p>
          </table:table-cell>
        </table:table-row>
        <table:table-row table:style-name="ro1">
          <table:table-cell/>
          <table:table-cell office:value-type="float" office:value="0.00282186" calcext:value-type="float">
            <text:p>0.00282186</text:p>
          </table:table-cell>
          <table:table-cell office:value-type="float" office:value="0.00279716" calcext:value-type="float">
            <text:p>0.00279716</text:p>
          </table:table-cell>
          <table:table-cell office:value-type="float" office:value="0.00288103" calcext:value-type="float">
            <text:p>0.00288103</text:p>
          </table:table-cell>
          <table:table-cell office:value-type="float" office:value="0.00288184" calcext:value-type="float">
            <text:p>0.00288184</text:p>
          </table:table-cell>
          <table:table-cell office:value-type="float" office:value="0.00280719" calcext:value-type="float">
            <text:p>0.00280719</text:p>
          </table:table-cell>
          <table:table-cell table:formula="of:=SUM([.B35:.F35])/5" office:value-type="float" office:value="0.002837816" calcext:value-type="float">
            <text:p>0.002837816</text:p>
          </table:table-cell>
        </table:table-row>
        <table:table-row table:style-name="ro1">
          <table:table-cell/>
          <table:table-cell office:value-type="float" office:value="0.14044" calcext:value-type="float">
            <text:p>0.14044</text:p>
          </table:table-cell>
          <table:table-cell office:value-type="float" office:value="0.139679" calcext:value-type="float">
            <text:p>0.139679</text:p>
          </table:table-cell>
          <table:table-cell office:value-type="float" office:value="0.140106" calcext:value-type="float">
            <text:p>0.140106</text:p>
          </table:table-cell>
          <table:table-cell office:value-type="float" office:value="0.139434" calcext:value-type="float">
            <text:p>0.139434</text:p>
          </table:table-cell>
          <table:table-cell office:value-type="float" office:value="0.136951" calcext:value-type="float">
            <text:p>0.136951</text:p>
          </table:table-cell>
          <table:table-cell table:formula="of:=SUM([.B36:.F36])/5" office:value-type="float" office:value="0.139322" calcext:value-type="float">
            <text:p>0.139322</text:p>
          </table:table-cell>
        </table:table-row>
        <table:table-row table:style-name="ro1">
          <table:table-cell/>
          <table:table-cell office:value-type="float" office:value="0.548107" calcext:value-type="float">
            <text:p>0.548107</text:p>
          </table:table-cell>
          <table:table-cell office:value-type="float" office:value="0.563914" calcext:value-type="float">
            <text:p>0.563914</text:p>
          </table:table-cell>
          <table:table-cell office:value-type="float" office:value="0.56149" calcext:value-type="float">
            <text:p>0.56149</text:p>
          </table:table-cell>
          <table:table-cell office:value-type="float" office:value="0.550777" calcext:value-type="float">
            <text:p>0.550777</text:p>
          </table:table-cell>
          <table:table-cell office:value-type="float" office:value="0.553026" calcext:value-type="float">
            <text:p>0.553026</text:p>
          </table:table-cell>
          <table:table-cell table:formula="of:=SUM([.B37:.F37])/5" office:value-type="float" office:value="0.5554628" calcext:value-type="float">
            <text:p>0.5554628</text:p>
          </table:table-cell>
        </table:table-row>
        <table:table-row table:style-name="ro1">
          <table:table-cell/>
          <table:table-cell office:value-type="float" office:value="2.2129" calcext:value-type="float">
            <text:p>2.2129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2.21469" calcext:value-type="float">
            <text:p>2.21469</text:p>
          </table:table-cell>
          <table:table-cell office:value-type="float" office:value="2.26604" calcext:value-type="float">
            <text:p>2.26604</text:p>
          </table:table-cell>
          <table:table-cell office:value-type="float" office:value="2.2153" calcext:value-type="float">
            <text:p>2.2153</text:p>
          </table:table-cell>
          <table:table-cell table:formula="of:=SUM([.B38:.F38])/5" office:value-type="float" office:value="2.225758" calcext:value-type="float">
            <text:p>2.225758</text:p>
          </table:table-cell>
        </table:table-row>
        <table:table-row table:style-name="ro1">
          <table:table-cell/>
          <table:table-cell office:value-type="float" office:value="9.04977" calcext:value-type="float">
            <text:p>9.04977</text:p>
          </table:table-cell>
          <table:table-cell office:value-type="float" office:value="8.94003" calcext:value-type="float">
            <text:p>8.94003</text:p>
          </table:table-cell>
          <table:table-cell office:value-type="float" office:value="8.99965" calcext:value-type="float">
            <text:p>8.99965</text:p>
          </table:table-cell>
          <table:table-cell office:value-type="float" office:value="8.89847" calcext:value-type="float">
            <text:p>8.89847</text:p>
          </table:table-cell>
          <table:table-cell office:value-type="float" office:value="8.91167" calcext:value-type="float">
            <text:p>8.91167</text:p>
          </table:table-cell>
          <table:table-cell table:formula="of:=SUM([.B39:.F39])/5" office:value-type="float" office:value="8.959918" calcext:value-type="float">
            <text:p>8.9599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ackscholes Speed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/>
          <table:table-cell table:formula="of:=[.G2]/[.G10]" office:value-type="float" office:value="1.19938646400358" calcext:value-type="float">
            <text:p>1.19938646400358</text:p>
          </table:table-cell>
          <table:table-cell table:formula="of:=[.G3]/[.G11]" office:value-type="float" office:value="1.65652475107788" calcext:value-type="float">
            <text:p>1.65652475107788</text:p>
          </table:table-cell>
          <table:table-cell table:formula="of:=[.G4]/[.G12]" office:value-type="float" office:value="1.92862165932329" calcext:value-type="float">
            <text:p>1.92862165932329</text:p>
          </table:table-cell>
          <table:table-cell table:formula="of:=[.G5]/[.G13]" office:value-type="float" office:value="1.90875901981053" calcext:value-type="float">
            <text:p>1.90875901981053</text:p>
          </table:table-cell>
          <table:table-cell table:formula="of:=[.G6]/[.G14]" office:value-type="float" office:value="1.89347840541339" calcext:value-type="float">
            <text:p>1.89347840541339</text:p>
          </table:table-cell>
          <table:table-cell table:formula="of:=[.G7]/[.G15]" office:value-type="float" office:value="1.90062592219111" calcext:value-type="float">
            <text:p>1.90062592219111</text:p>
          </table:table-cell>
        </table:table-row>
        <table:table-row table:style-name="ro1">
          <table:table-cell/>
          <table:table-cell table:formula="of:=[.G2]/[.G18]" office:value-type="float" office:value="1.16194627790458" calcext:value-type="float">
            <text:p>1.16194627790458</text:p>
          </table:table-cell>
          <table:table-cell table:formula="of:=[.G3]/[.G19]" office:value-type="float" office:value="1.6176627594246" calcext:value-type="float">
            <text:p>1.6176627594246</text:p>
          </table:table-cell>
          <table:table-cell table:formula="of:=[.G4]/[.G20]" office:value-type="float" office:value="3.06530302945096" calcext:value-type="float">
            <text:p>3.06530302945096</text:p>
          </table:table-cell>
          <table:table-cell table:formula="of:=[.G5]/[.G21]" office:value-type="float" office:value="3.30777816672194" calcext:value-type="float">
            <text:p>3.30777816672194</text:p>
          </table:table-cell>
          <table:table-cell table:formula="of:=[.G6]/[.G22]" office:value-type="float" office:value="3.35449186785813" calcext:value-type="float">
            <text:p>3.35449186785813</text:p>
          </table:table-cell>
          <table:table-cell table:formula="of:=[.G7]/[.G23]" office:value-type="float" office:value="3.35969888387995" calcext:value-type="float">
            <text:p>3.35969888387995</text:p>
          </table:table-cell>
        </table:table-row>
        <table:table-row table:style-name="ro1">
          <table:table-cell/>
          <table:table-cell table:formula="of:=[.G2]/[.G26]" office:value-type="float" office:value="0.610898141361464" calcext:value-type="float">
            <text:p>0.610898141361464</text:p>
          </table:table-cell>
          <table:table-cell table:formula="of:=[.G3]/[.G27]" office:value-type="float" office:value="1.55003745607456" calcext:value-type="float">
            <text:p>1.55003745607456</text:p>
          </table:table-cell>
          <table:table-cell table:formula="of:=[.G4]/[.G28]" office:value-type="float" office:value="3.17041077325532" calcext:value-type="float">
            <text:p>3.17041077325532</text:p>
          </table:table-cell>
          <table:table-cell table:formula="of:=[.G5]/[.G29]" office:value-type="float" office:value="3.10029747803811" calcext:value-type="float">
            <text:p>3.10029747803811</text:p>
          </table:table-cell>
          <table:table-cell table:formula="of:=[.G6]/[.G30]" office:value-type="float" office:value="3.05968845332788" calcext:value-type="float">
            <text:p>3.05968845332788</text:p>
          </table:table-cell>
          <table:table-cell table:formula="of:=[.G7]/[.G31]" office:value-type="float" office:value="3.06218874583288" calcext:value-type="float">
            <text:p>3.06218874583288</text:p>
          </table:table-cell>
        </table:table-row>
        <table:table-row table:style-name="ro1">
          <table:table-cell/>
          <table:table-cell table:formula="of:=[.G2]/[.G34]" office:value-type="float" office:value="0.587343382535342" calcext:value-type="float">
            <text:p>0.587343382535342</text:p>
          </table:table-cell>
          <table:table-cell table:formula="of:=[.G3]/[.G35]" office:value-type="float" office:value="2.34926084002627" calcext:value-type="float">
            <text:p>2.34926084002627</text:p>
          </table:table-cell>
          <table:table-cell table:formula="of:=[.G4]/[.G36]" office:value-type="float" office:value="3.12987324327816" calcext:value-type="float">
            <text:p>3.12987324327816</text:p>
          </table:table-cell>
          <table:table-cell table:formula="of:=[.G5]/[.G37]" office:value-type="float" office:value="3.1029620705473" calcext:value-type="float">
            <text:p>3.1029620705473</text:p>
          </table:table-cell>
          <table:table-cell table:formula="of:=[.G6]/[.G38]" office:value-type="float" office:value="3.12187039201926" calcext:value-type="float">
            <text:p>3.12187039201926</text:p>
          </table:table-cell>
          <table:table-cell table:formula="of:=[.G7]/[.G39]" office:value-type="float" office:value="3.08806174342221" calcext:value-type="float">
            <text:p>3.088061743422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Lin</text:p>
          </table:table-cell>
          <table:table-cell table:number-columns-repeated="5"/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3.53329" calcext:value-type="float">
            <text:p>3.53329</text:p>
          </table:table-cell>
          <table:table-cell office:value-type="float" office:value="3.61484" calcext:value-type="float">
            <text:p>3.61484</text:p>
          </table:table-cell>
          <table:table-cell office:value-type="float" office:value="3.5196" calcext:value-type="float">
            <text:p>3.5196</text:p>
          </table:table-cell>
          <table:table-cell office:value-type="float" office:value="3.58713" calcext:value-type="float">
            <text:p>3.58713</text:p>
          </table:table-cell>
          <table:table-cell office:value-type="float" office:value="3.56787" calcext:value-type="float">
            <text:p>3.56787</text:p>
          </table:table-cell>
          <table:table-cell table:formula="of:=SUM([.B49:.F49])/5" office:value-type="float" office:value="3.564546" calcext:value-type="float">
            <text:p>3.564546</text:p>
          </table:table-cell>
        </table:table-row>
        <table:table-row table:style-name="ro1">
          <table:table-cell/>
          <table:table-cell office:value-type="float" office:value="14.1682" calcext:value-type="float">
            <text:p>14.1682</text:p>
          </table:table-cell>
          <table:table-cell office:value-type="float" office:value="14.216" calcext:value-type="float">
            <text:p>14.216</text:p>
          </table:table-cell>
          <table:table-cell office:value-type="float" office:value="14.1542" calcext:value-type="float">
            <text:p>14.1542</text:p>
          </table:table-cell>
          <table:table-cell office:value-type="float" office:value="14.5614" calcext:value-type="float">
            <text:p>14.5614</text:p>
          </table:table-cell>
          <table:table-cell office:value-type="float" office:value="14.2692" calcext:value-type="float">
            <text:p>14.2692</text:p>
          </table:table-cell>
          <table:table-cell table:formula="of:=SUM([.B50:.F50])/5" office:value-type="float" office:value="14.2738" calcext:value-type="float">
            <text:p>14.2738</text:p>
          </table:table-cell>
        </table:table-row>
        <table:table-row table:style-name="ro1">
          <table:table-cell/>
          <table:table-cell office:value-type="float" office:value="32.5049" calcext:value-type="float">
            <text:p>32.5049</text:p>
          </table:table-cell>
          <table:table-cell office:value-type="float" office:value="31.9336" calcext:value-type="float">
            <text:p>31.9336</text:p>
          </table:table-cell>
          <table:table-cell office:value-type="float" office:value="33.0628" calcext:value-type="float">
            <text:p>33.0628</text:p>
          </table:table-cell>
          <table:table-cell office:value-type="float" office:value="32.1716" calcext:value-type="float">
            <text:p>32.1716</text:p>
          </table:table-cell>
          <table:table-cell office:value-type="float" office:value="32.0402" calcext:value-type="float">
            <text:p>32.0402</text:p>
          </table:table-cell>
          <table:table-cell table:formula="of:=SUM([.B51:.F51])/5" office:value-type="float" office:value="32.34262" calcext:value-type="float">
            <text:p>32.34262</text:p>
          </table:table-cell>
        </table:table-row>
        <table:table-row table:style-name="ro1">
          <table:table-cell/>
          <table:table-cell office:value-type="float" office:value="57.4638" calcext:value-type="float">
            <text:p>57.4638</text:p>
          </table:table-cell>
          <table:table-cell office:value-type="float" office:value="58.5259" calcext:value-type="float">
            <text:p>58.5259</text:p>
          </table:table-cell>
          <table:table-cell office:value-type="float" office:value="56.6966" calcext:value-type="float">
            <text:p>56.6966</text:p>
          </table:table-cell>
          <table:table-cell office:value-type="float" office:value="58.1655" calcext:value-type="float">
            <text:p>58.1655</text:p>
          </table:table-cell>
          <table:table-cell office:value-type="float" office:value="57.0836" calcext:value-type="float">
            <text:p>57.0836</text:p>
          </table:table-cell>
          <table:table-cell table:formula="of:=SUM([.B52:.F52])/5" office:value-type="float" office:value="57.58708" calcext:value-type="float">
            <text:p>57.58708</text:p>
          </table:table-cell>
        </table:table-row>
        <table:table-row table:style-name="ro1">
          <table:table-cell/>
          <table:table-cell office:value-type="float" office:value="88.8695" calcext:value-type="float">
            <text:p>88.8695</text:p>
          </table:table-cell>
          <table:table-cell office:value-type="float" office:value="88.9727" calcext:value-type="float">
            <text:p>88.9727</text:p>
          </table:table-cell>
          <table:table-cell office:value-type="float" office:value="89.4456" calcext:value-type="float">
            <text:p>89.4456</text:p>
          </table:table-cell>
          <table:table-cell office:value-type="float" office:value="91.0535" calcext:value-type="float">
            <text:p>91.0535</text:p>
          </table:table-cell>
          <table:table-cell office:value-type="float" office:value="89.1171" calcext:value-type="float">
            <text:p>89.1171</text:p>
          </table:table-cell>
          <table:table-cell table:formula="of:=SUM([.B53:.F53])/5" office:value-type="float" office:value="89.49168" calcext:value-type="float">
            <text:p>89.491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2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701" calcext:value-type="float">
            <text:p>2.7701</text:p>
          </table:table-cell>
          <table:table-cell office:value-type="float" office:value="2.77023" calcext:value-type="float">
            <text:p>2.77023</text:p>
          </table:table-cell>
          <table:table-cell office:value-type="float" office:value="2.75347" calcext:value-type="float">
            <text:p>2.75347</text:p>
          </table:table-cell>
          <table:table-cell office:value-type="float" office:value="2.74503" calcext:value-type="float">
            <text:p>2.74503</text:p>
          </table:table-cell>
          <table:table-cell office:value-type="float" office:value="2.78184" calcext:value-type="float">
            <text:p>2.78184</text:p>
          </table:table-cell>
          <table:table-cell table:formula="of:=SUM([.B56:.F56])/5" office:value-type="float" office:value="2.764134" calcext:value-type="float">
            <text:p>2.764134</text:p>
          </table:table-cell>
        </table:table-row>
        <table:table-row table:style-name="ro1">
          <table:table-cell/>
          <table:table-cell office:value-type="float" office:value="10.7633" calcext:value-type="float">
            <text:p>10.7633</text:p>
          </table:table-cell>
          <table:table-cell office:value-type="float" office:value="10.6024" calcext:value-type="float">
            <text:p>10.6024</text:p>
          </table:table-cell>
          <table:table-cell office:value-type="float" office:value="10.4822" calcext:value-type="float">
            <text:p>10.4822</text:p>
          </table:table-cell>
          <table:table-cell office:value-type="float" office:value="10.8161" calcext:value-type="float">
            <text:p>10.8161</text:p>
          </table:table-cell>
          <table:table-cell office:value-type="float" office:value="10.6433" calcext:value-type="float">
            <text:p>10.6433</text:p>
          </table:table-cell>
          <table:table-cell table:formula="of:=SUM([.B57:.F57])/5" office:value-type="float" office:value="10.66146" calcext:value-type="float">
            <text:p>10.66146</text:p>
          </table:table-cell>
        </table:table-row>
        <table:table-row table:style-name="ro1">
          <table:table-cell/>
          <table:table-cell office:value-type="float" office:value="24.0375" calcext:value-type="float">
            <text:p>24.0375</text:p>
          </table:table-cell>
          <table:table-cell office:value-type="float" office:value="24.2079" calcext:value-type="float">
            <text:p>24.2079</text:p>
          </table:table-cell>
          <table:table-cell office:value-type="float" office:value="24.2599" calcext:value-type="float">
            <text:p>24.2599</text:p>
          </table:table-cell>
          <table:table-cell office:value-type="float" office:value="24.4446" calcext:value-type="float">
            <text:p>24.4446</text:p>
          </table:table-cell>
          <table:table-cell office:value-type="float" office:value="23.9226" calcext:value-type="float">
            <text:p>23.9226</text:p>
          </table:table-cell>
          <table:table-cell table:formula="of:=SUM([.B58:.F58])/5" office:value-type="float" office:value="24.1745" calcext:value-type="float">
            <text:p>24.1745</text:p>
          </table:table-cell>
        </table:table-row>
        <table:table-row table:style-name="ro1">
          <table:table-cell/>
          <table:table-cell office:value-type="float" office:value="42.8801" calcext:value-type="float">
            <text:p>42.8801</text:p>
          </table:table-cell>
          <table:table-cell office:value-type="float" office:value="42.465" calcext:value-type="float">
            <text:p>42.465</text:p>
          </table:table-cell>
          <table:table-cell office:value-type="float" office:value="42.6734" calcext:value-type="float">
            <text:p>42.6734</text:p>
          </table:table-cell>
          <table:table-cell office:value-type="float" office:value="42.442" calcext:value-type="float">
            <text:p>42.442</text:p>
          </table:table-cell>
          <table:table-cell office:value-type="float" office:value="41.9046" calcext:value-type="float">
            <text:p>41.9046</text:p>
          </table:table-cell>
          <table:table-cell table:formula="of:=SUM([.B59:.F59])/5" office:value-type="float" office:value="42.47302" calcext:value-type="float">
            <text:p>42.47302</text:p>
          </table:table-cell>
        </table:table-row>
        <table:table-row table:style-name="ro1">
          <table:table-cell/>
          <table:table-cell office:value-type="float" office:value="66.4521" calcext:value-type="float">
            <text:p>66.4521</text:p>
          </table:table-cell>
          <table:table-cell office:value-type="float" office:value="66.9115" calcext:value-type="float">
            <text:p>66.9115</text:p>
          </table:table-cell>
          <table:table-cell office:value-type="float" office:value="66.8826" calcext:value-type="float">
            <text:p>66.8826</text:p>
          </table:table-cell>
          <table:table-cell office:value-type="float" office:value="67.1347" calcext:value-type="float">
            <text:p>67.1347</text:p>
          </table:table-cell>
          <table:table-cell office:value-type="float" office:value="66.1655" calcext:value-type="float">
            <text:p>66.1655</text:p>
          </table:table-cell>
          <table:table-cell table:formula="of:=SUM([.B60:.F60])/5" office:value-type="float" office:value="66.70928" calcext:value-type="float">
            <text:p>66.709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4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46869" calcext:value-type="float">
            <text:p>1.46869</text:p>
          </table:table-cell>
          <table:table-cell office:value-type="float" office:value="1.47022" calcext:value-type="float">
            <text:p>1.47022</text:p>
          </table:table-cell>
          <table:table-cell office:value-type="float" office:value="1.50933" calcext:value-type="float">
            <text:p>1.50933</text:p>
          </table:table-cell>
          <table:table-cell office:value-type="float" office:value="1.48765" calcext:value-type="float">
            <text:p>1.48765</text:p>
          </table:table-cell>
          <table:table-cell office:value-type="float" office:value="1.47533" calcext:value-type="float">
            <text:p>1.47533</text:p>
          </table:table-cell>
          <table:table-cell table:formula="of:=SUM([.B63:.F63])/5" office:value-type="float" office:value="1.482244" calcext:value-type="float">
            <text:p>1.482244</text:p>
          </table:table-cell>
        </table:table-row>
        <table:table-row table:style-name="ro1">
          <table:table-cell/>
          <table:table-cell office:value-type="float" office:value="6.18896" calcext:value-type="float">
            <text:p>6.18896</text:p>
          </table:table-cell>
          <table:table-cell office:value-type="float" office:value="6.07596" calcext:value-type="float">
            <text:p>6.07596</text:p>
          </table:table-cell>
          <table:table-cell office:value-type="float" office:value="6.13601" calcext:value-type="float">
            <text:p>6.13601</text:p>
          </table:table-cell>
          <table:table-cell office:value-type="float" office:value="6.06594" calcext:value-type="float">
            <text:p>6.06594</text:p>
          </table:table-cell>
          <table:table-cell office:value-type="float" office:value="6.0603" calcext:value-type="float">
            <text:p>6.0603</text:p>
          </table:table-cell>
          <table:table-cell table:formula="of:=SUM([.B64:.F64])/5" office:value-type="float" office:value="6.105434" calcext:value-type="float">
            <text:p>6.105434</text:p>
          </table:table-cell>
        </table:table-row>
        <table:table-row table:style-name="ro1">
          <table:table-cell/>
          <table:table-cell office:value-type="float" office:value="13.8494" calcext:value-type="float">
            <text:p>13.8494</text:p>
          </table:table-cell>
          <table:table-cell office:value-type="float" office:value="13.7293" calcext:value-type="float">
            <text:p>13.7293</text:p>
          </table:table-cell>
          <table:table-cell office:value-type="float" office:value="13.758" calcext:value-type="float">
            <text:p>13.758</text:p>
          </table:table-cell>
          <table:table-cell office:value-type="float" office:value="13.9052" calcext:value-type="float">
            <text:p>13.9052</text:p>
          </table:table-cell>
          <table:table-cell office:value-type="float" office:value="14.0309" calcext:value-type="float">
            <text:p>14.0309</text:p>
          </table:table-cell>
          <table:table-cell table:formula="of:=SUM([.B65:.F65])/5" office:value-type="float" office:value="13.85456" calcext:value-type="float">
            <text:p>13.85456</text:p>
          </table:table-cell>
        </table:table-row>
        <table:table-row table:style-name="ro1">
          <table:table-cell/>
          <table:table-cell office:value-type="float" office:value="25.9712" calcext:value-type="float">
            <text:p>25.9712</text:p>
          </table:table-cell>
          <table:table-cell office:value-type="float" office:value="27.1017" calcext:value-type="float">
            <text:p>27.1017</text:p>
          </table:table-cell>
          <table:table-cell office:value-type="float" office:value="25.7927" calcext:value-type="float">
            <text:p>25.7927</text:p>
          </table:table-cell>
          <table:table-cell office:value-type="float" office:value="26.1675" calcext:value-type="float">
            <text:p>26.1675</text:p>
          </table:table-cell>
          <table:table-cell office:value-type="float" office:value="26.0329" calcext:value-type="float">
            <text:p>26.0329</text:p>
          </table:table-cell>
          <table:table-cell table:formula="of:=SUM([.B66:.F66])/5" office:value-type="float" office:value="26.2132" calcext:value-type="float">
            <text:p>26.2132</text:p>
          </table:table-cell>
        </table:table-row>
        <table:table-row table:style-name="ro1">
          <table:table-cell/>
          <table:table-cell office:value-type="float" office:value="40.1339" calcext:value-type="float">
            <text:p>40.1339</text:p>
          </table:table-cell>
          <table:table-cell office:value-type="float" office:value="40.5303" calcext:value-type="float">
            <text:p>40.5303</text:p>
          </table:table-cell>
          <table:table-cell office:value-type="float" office:value="41.1853" calcext:value-type="float">
            <text:p>41.1853</text:p>
          </table:table-cell>
          <table:table-cell office:value-type="float" office:value="40.2328" calcext:value-type="float">
            <text:p>40.2328</text:p>
          </table:table-cell>
          <table:table-cell office:value-type="float" office:value="40.5293" calcext:value-type="float">
            <text:p>40.5293</text:p>
          </table:table-cell>
          <table:table-cell table:formula="of:=SUM([.B67:.F67])/5" office:value-type="float" office:value="40.52232" calcext:value-type="float">
            <text:p>40.522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6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7389" calcext:value-type="float">
            <text:p>1.27389</text:p>
          </table:table-cell>
          <table:table-cell office:value-type="float" office:value="1.23042" calcext:value-type="float">
            <text:p>1.23042</text:p>
          </table:table-cell>
          <table:table-cell office:value-type="float" office:value="1.24896" calcext:value-type="float">
            <text:p>1.24896</text:p>
          </table:table-cell>
          <table:table-cell office:value-type="float" office:value="1.27146" calcext:value-type="float">
            <text:p>1.27146</text:p>
          </table:table-cell>
          <table:table-cell office:value-type="float" office:value="1.23621" calcext:value-type="float">
            <text:p>1.23621</text:p>
          </table:table-cell>
          <table:table-cell table:formula="of:=SUM([.B70:.F70])/5" office:value-type="float" office:value="1.252188" calcext:value-type="float">
            <text:p>1.252188</text:p>
          </table:table-cell>
        </table:table-row>
        <table:table-row table:style-name="ro1">
          <table:table-cell/>
          <table:table-cell office:value-type="float" office:value="5.00832" calcext:value-type="float">
            <text:p>5.00832</text:p>
          </table:table-cell>
          <table:table-cell office:value-type="float" office:value="5.43722" calcext:value-type="float">
            <text:p>5.43722</text:p>
          </table:table-cell>
          <table:table-cell office:value-type="float" office:value="5.31429" calcext:value-type="float">
            <text:p>5.31429</text:p>
          </table:table-cell>
          <table:table-cell office:value-type="float" office:value="4.85396" calcext:value-type="float">
            <text:p>4.85396</text:p>
          </table:table-cell>
          <table:table-cell office:value-type="float" office:value="5.15248" calcext:value-type="float">
            <text:p>5.15248</text:p>
          </table:table-cell>
          <table:table-cell table:formula="of:=SUM([.B71:.F71])/5" office:value-type="float" office:value="5.153254" calcext:value-type="float">
            <text:p>5.153254</text:p>
          </table:table-cell>
        </table:table-row>
        <table:table-row table:style-name="ro1">
          <table:table-cell/>
          <table:table-cell office:value-type="float" office:value="11.4365" calcext:value-type="float">
            <text:p>11.4365</text:p>
          </table:table-cell>
          <table:table-cell office:value-type="float" office:value="11.4821" calcext:value-type="float">
            <text:p>11.4821</text:p>
          </table:table-cell>
          <table:table-cell office:value-type="float" office:value="11.5346" calcext:value-type="float">
            <text:p>11.5346</text:p>
          </table:table-cell>
          <table:table-cell office:value-type="float" office:value="11.565" calcext:value-type="float">
            <text:p>11.565</text:p>
          </table:table-cell>
          <table:table-cell office:value-type="float" office:value="10.9752" calcext:value-type="float">
            <text:p>10.9752</text:p>
          </table:table-cell>
          <table:table-cell table:formula="of:=SUM([.B72:.F72])/5" office:value-type="float" office:value="11.39868" calcext:value-type="float">
            <text:p>11.39868</text:p>
          </table:table-cell>
        </table:table-row>
        <table:table-row table:style-name="ro1">
          <table:table-cell/>
          <table:table-cell office:value-type="float" office:value="19.9675" calcext:value-type="float">
            <text:p>19.9675</text:p>
          </table:table-cell>
          <table:table-cell office:value-type="float" office:value="20.1425" calcext:value-type="float">
            <text:p>20.1425</text:p>
          </table:table-cell>
          <table:table-cell office:value-type="float" office:value="20.4097" calcext:value-type="float">
            <text:p>20.4097</text:p>
          </table:table-cell>
          <table:table-cell office:value-type="float" office:value="20.1424" calcext:value-type="float">
            <text:p>20.1424</text:p>
          </table:table-cell>
          <table:table-cell office:value-type="float" office:value="19.7426" calcext:value-type="float">
            <text:p>19.7426</text:p>
          </table:table-cell>
          <table:table-cell table:formula="of:=SUM([.B73:.F73])/5" office:value-type="float" office:value="20.08094" calcext:value-type="float">
            <text:p>20.08094</text:p>
          </table:table-cell>
        </table:table-row>
        <table:table-row table:style-name="ro1">
          <table:table-cell/>
          <table:table-cell office:value-type="float" office:value="31.8991" calcext:value-type="float">
            <text:p>31.8991</text:p>
          </table:table-cell>
          <table:table-cell office:value-type="float" office:value="33.1895" calcext:value-type="float">
            <text:p>33.1895</text:p>
          </table:table-cell>
          <table:table-cell office:value-type="float" office:value="31.6259" calcext:value-type="float">
            <text:p>31.6259</text:p>
          </table:table-cell>
          <table:table-cell office:value-type="float" office:value="32.0674" calcext:value-type="float">
            <text:p>32.0674</text:p>
          </table:table-cell>
          <table:table-cell office:value-type="float" office:value="31.1651" calcext:value-type="float">
            <text:p>31.1651</text:p>
          </table:table-cell>
          <table:table-cell table:formula="of:=SUM([.B74:.F74])/5" office:value-type="float" office:value="31.9894" calcext:value-type="float">
            <text:p>31.98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8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2621" calcext:value-type="float">
            <text:p>1.12621</text:p>
          </table:table-cell>
          <table:table-cell office:value-type="float" office:value="1.07425" calcext:value-type="float">
            <text:p>1.07425</text:p>
          </table:table-cell>
          <table:table-cell office:value-type="float" office:value="1.08889" calcext:value-type="float">
            <text:p>1.08889</text:p>
          </table:table-cell>
          <table:table-cell office:value-type="float" office:value="1.08809" calcext:value-type="float">
            <text:p>1.08809</text:p>
          </table:table-cell>
          <table:table-cell office:value-type="float" office:value="1.15768" calcext:value-type="float">
            <text:p>1.15768</text:p>
          </table:table-cell>
          <table:table-cell table:formula="of:=SUM([.B77:.F77])/5" office:value-type="float" office:value="1.107024" calcext:value-type="float">
            <text:p>1.107024</text:p>
          </table:table-cell>
        </table:table-row>
        <table:table-row table:style-name="ro1">
          <table:table-cell/>
          <table:table-cell office:value-type="float" office:value="4.61933" calcext:value-type="float">
            <text:p>4.61933</text:p>
          </table:table-cell>
          <table:table-cell office:value-type="float" office:value="4.60608" calcext:value-type="float">
            <text:p>4.60608</text:p>
          </table:table-cell>
          <table:table-cell office:value-type="float" office:value="4.6471" calcext:value-type="float">
            <text:p>4.6471</text:p>
          </table:table-cell>
          <table:table-cell office:value-type="float" office:value="4.50765" calcext:value-type="float">
            <text:p>4.50765</text:p>
          </table:table-cell>
          <table:table-cell office:value-type="float" office:value="4.35279" calcext:value-type="float">
            <text:p>4.35279</text:p>
          </table:table-cell>
          <table:table-cell table:formula="of:=SUM([.B78:.F78])/5" office:value-type="float" office:value="4.54659" calcext:value-type="float">
            <text:p>4.54659</text:p>
          </table:table-cell>
        </table:table-row>
        <table:table-row table:style-name="ro1">
          <table:table-cell/>
          <table:table-cell office:value-type="float" office:value="10.1871" calcext:value-type="float">
            <text:p>10.1871</text:p>
          </table:table-cell>
          <table:table-cell office:value-type="float" office:value="10.3438" calcext:value-type="float">
            <text:p>10.3438</text:p>
          </table:table-cell>
          <table:table-cell office:value-type="float" office:value="9.69206" calcext:value-type="float">
            <text:p>9.69206</text:p>
          </table:table-cell>
          <table:table-cell office:value-type="float" office:value="10.5592" calcext:value-type="float">
            <text:p>10.5592</text:p>
          </table:table-cell>
          <table:table-cell office:value-type="float" office:value="10.6253" calcext:value-type="float">
            <text:p>10.6253</text:p>
          </table:table-cell>
          <table:table-cell table:formula="of:=SUM([.B79:.F79])/5" office:value-type="float" office:value="10.281492" calcext:value-type="float">
            <text:p>10.281492</text:p>
          </table:table-cell>
        </table:table-row>
        <table:table-row table:style-name="ro1">
          <table:table-cell/>
          <table:table-cell office:value-type="float" office:value="18.0487" calcext:value-type="float">
            <text:p>18.0487</text:p>
          </table:table-cell>
          <table:table-cell office:value-type="float" office:value="18.2522" calcext:value-type="float">
            <text:p>18.2522</text:p>
          </table:table-cell>
          <table:table-cell office:value-type="float" office:value="18.6463" calcext:value-type="float">
            <text:p>18.6463</text:p>
          </table:table-cell>
          <table:table-cell office:value-type="float" office:value="18.1566" calcext:value-type="float">
            <text:p>18.1566</text:p>
          </table:table-cell>
          <table:table-cell office:value-type="float" office:value="18.2598" calcext:value-type="float">
            <text:p>18.2598</text:p>
          </table:table-cell>
          <table:table-cell table:formula="of:=SUM([.B80:.F80])/5" office:value-type="float" office:value="18.27272" calcext:value-type="float">
            <text:p>18.27272</text:p>
          </table:table-cell>
        </table:table-row>
        <table:table-row table:style-name="ro1">
          <table:table-cell/>
          <table:table-cell office:value-type="float" office:value="29.5059" calcext:value-type="float">
            <text:p>29.5059</text:p>
          </table:table-cell>
          <table:table-cell office:value-type="float" office:value="28.4226" calcext:value-type="float">
            <text:p>28.4226</text:p>
          </table:table-cell>
          <table:table-cell office:value-type="float" office:value="28.695" calcext:value-type="float">
            <text:p>28.695</text:p>
          </table:table-cell>
          <table:table-cell office:value-type="float" office:value="29.0077" calcext:value-type="float">
            <text:p>29.0077</text:p>
          </table:table-cell>
          <table:table-cell office:value-type="float" office:value="30.067" calcext:value-type="float">
            <text:p>30.067</text:p>
          </table:table-cell>
          <table:table-cell table:formula="of:=SUM([.B81:.F81])/5" office:value-type="float" office:value="29.13964" calcext:value-type="float">
            <text:p>29.139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delbrot Speed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/>
          <table:table-cell table:formula="of:=[.G49]/[.G56]" office:value-type="float" office:value="1.28957062139534" calcext:value-type="float">
            <text:p>1.28957062139534</text:p>
          </table:table-cell>
          <table:table-cell table:formula="of:=[.G50]/[.G57]" office:value-type="float" office:value="1.33882226261694" calcext:value-type="float">
            <text:p>1.33882226261694</text:p>
          </table:table-cell>
          <table:table-cell table:formula="of:=[.G51]/[.G58]" office:value-type="float" office:value="1.33788165215413" calcext:value-type="float">
            <text:p>1.33788165215413</text:p>
          </table:table-cell>
          <table:table-cell table:formula="of:=[.G52]/[.G59]" office:value-type="float" office:value="1.35585084366499" calcext:value-type="float">
            <text:p>1.35585084366499</text:p>
          </table:table-cell>
          <table:table-cell table:formula="of:=[.G53]/[.G60]" office:value-type="float" office:value="1.34151770188496" calcext:value-type="float">
            <text:p>1.34151770188496</text:p>
          </table:table-cell>
          <table:table-cell/>
        </table:table-row>
        <table:table-row table:style-name="ro1">
          <table:table-cell/>
          <table:table-cell table:formula="of:=[.G49]/[.G63]" office:value-type="float" office:value="2.40483078359568" calcext:value-type="float">
            <text:p>2.40483078359568</text:p>
          </table:table-cell>
          <table:table-cell table:formula="of:=[.G50]/[.G64]" office:value-type="float" office:value="2.33788457954013" calcext:value-type="float">
            <text:p>2.33788457954013</text:p>
          </table:table-cell>
          <table:table-cell table:formula="of:=[.G51]/[.G65]" office:value-type="float" office:value="2.33443862526129" calcext:value-type="float">
            <text:p>2.33443862526129</text:p>
          </table:table-cell>
          <table:table-cell table:formula="of:=[.G52]/[.G66]" office:value-type="float" office:value="2.19687333099354" calcext:value-type="float">
            <text:p>2.19687333099354</text:p>
          </table:table-cell>
          <table:table-cell table:formula="of:=[.G53]/[.G67]" office:value-type="float" office:value="2.20845400756916" calcext:value-type="float">
            <text:p>2.20845400756916</text:p>
          </table:table-cell>
          <table:table-cell/>
        </table:table-row>
        <table:table-row table:style-name="ro1">
          <table:table-cell/>
          <table:table-cell table:formula="of:=[.G49]/[.G70]" office:value-type="float" office:value="2.84665401680898" calcext:value-type="float">
            <text:p>2.84665401680898</text:p>
          </table:table-cell>
          <table:table-cell table:formula="of:=[.G50]/[.G71]" office:value-type="float" office:value="2.76986152826932" calcext:value-type="float">
            <text:p>2.76986152826932</text:p>
          </table:table-cell>
          <table:table-cell table:formula="of:=[.G51]/[.G72]" office:value-type="float" office:value="2.83740047093172" calcext:value-type="float">
            <text:p>2.83740047093172</text:p>
          </table:table-cell>
          <table:table-cell table:formula="of:=[.G52]/[.G73]" office:value-type="float" office:value="2.86774822294175" calcext:value-type="float">
            <text:p>2.86774822294175</text:p>
          </table:table-cell>
          <table:table-cell table:formula="of:=[.G53]/[.G74]" office:value-type="float" office:value="2.79754168568338" calcext:value-type="float">
            <text:p>2.79754168568338</text:p>
          </table:table-cell>
          <table:table-cell/>
        </table:table-row>
        <table:table-row table:style-name="ro1">
          <table:table-cell/>
          <table:table-cell table:formula="of:=[.G49]/[.G77]" office:value-type="float" office:value="3.21993561115206" calcext:value-type="float">
            <text:p>3.21993561115206</text:p>
          </table:table-cell>
          <table:table-cell table:formula="of:=[.G50]/[.G78]" office:value-type="float" office:value="3.13945176494912" calcext:value-type="float">
            <text:p>3.13945176494912</text:p>
          </table:table-cell>
          <table:table-cell table:formula="of:=[.G51]/[.G79]" office:value-type="float" office:value="3.14571270395386" calcext:value-type="float">
            <text:p>3.14571270395386</text:p>
          </table:table-cell>
          <table:table-cell table:formula="of:=[.G52]/[.G80]" office:value-type="float" office:value="3.15153299563502" calcext:value-type="float">
            <text:p>3.15153299563502</text:p>
          </table:table-cell>
          <table:table-cell table:formula="of:=[.G53]/[.G81]" office:value-type="float" office:value="3.07113197005866" calcext:value-type="float">
            <text:p>3.0711319700586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L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68769" calcext:value-type="float">
            <text:p>0.868769</text:p>
          </table:table-cell>
          <table:table-cell office:value-type="float" office:value="0.887508" calcext:value-type="float">
            <text:p>0.887508</text:p>
          </table:table-cell>
          <table:table-cell office:value-type="float" office:value="0.865752" calcext:value-type="float">
            <text:p>0.865752</text:p>
          </table:table-cell>
          <table:table-cell office:value-type="float" office:value="0.875915" calcext:value-type="float">
            <text:p>0.875915</text:p>
          </table:table-cell>
          <table:table-cell office:value-type="float" office:value="0.881236" calcext:value-type="float">
            <text:p>0.881236</text:p>
          </table:table-cell>
          <table:table-cell table:formula="of:=SUM([.B91:.F91])/5" office:value-type="float" office:value="0.875836" calcext:value-type="float">
            <text:p>0.875836</text:p>
          </table:table-cell>
        </table:table-row>
        <table:table-row table:style-name="ro1">
          <table:table-cell/>
          <table:table-cell office:value-type="float" office:value="3.69427" calcext:value-type="float">
            <text:p>3.69427</text:p>
          </table:table-cell>
          <table:table-cell office:value-type="float" office:value="3.60921" calcext:value-type="float">
            <text:p>3.60921</text:p>
          </table:table-cell>
          <table:table-cell office:value-type="float" office:value="3.69927" calcext:value-type="float">
            <text:p>3.69927</text:p>
          </table:table-cell>
          <table:table-cell office:value-type="float" office:value="3.67407" calcext:value-type="float">
            <text:p>3.67407</text:p>
          </table:table-cell>
          <table:table-cell office:value-type="float" office:value="3.62085" calcext:value-type="float">
            <text:p>3.62085</text:p>
          </table:table-cell>
          <table:table-cell table:formula="of:=SUM([.B92:.F92])/5" office:value-type="float" office:value="3.659534" calcext:value-type="float">
            <text:p>3.659534</text:p>
          </table:table-cell>
        </table:table-row>
        <table:table-row table:style-name="ro1">
          <table:table-cell/>
          <table:table-cell office:value-type="float" office:value="15.1425" calcext:value-type="float">
            <text:p>15.1425</text:p>
          </table:table-cell>
          <table:table-cell office:value-type="float" office:value="15.3903" calcext:value-type="float">
            <text:p>15.3903</text:p>
          </table:table-cell>
          <table:table-cell office:value-type="float" office:value="15.6151" calcext:value-type="float">
            <text:p>15.6151</text:p>
          </table:table-cell>
          <table:table-cell office:value-type="float" office:value="15.3259" calcext:value-type="float">
            <text:p>15.3259</text:p>
          </table:table-cell>
          <table:table-cell office:value-type="float" office:value="15.0614" calcext:value-type="float">
            <text:p>15.0614</text:p>
          </table:table-cell>
          <table:table-cell table:formula="of:=SUM([.B93:.F93])/5" office:value-type="float" office:value="15.30704" calcext:value-type="float">
            <text:p>15.30704</text:p>
          </table:table-cell>
        </table:table-row>
        <table:table-row table:style-name="ro1">
          <table:table-cell/>
          <table:table-cell office:value-type="float" office:value="63.1418" calcext:value-type="float">
            <text:p>63.1418</text:p>
          </table:table-cell>
          <table:table-cell office:value-type="float" office:value="64.6323" calcext:value-type="float">
            <text:p>64.6323</text:p>
          </table:table-cell>
          <table:table-cell office:value-type="float" office:value="64.1573" calcext:value-type="float">
            <text:p>64.1573</text:p>
          </table:table-cell>
          <table:table-cell office:value-type="float" office:value="63.4072" calcext:value-type="float">
            <text:p>63.4072</text:p>
          </table:table-cell>
          <table:table-cell office:value-type="float" office:value="62.8569" calcext:value-type="float">
            <text:p>62.8569</text:p>
          </table:table-cell>
          <table:table-cell table:formula="of:=SUM([.B94:.F94])/5" office:value-type="float" office:value="63.6391" calcext:value-type="float">
            <text:p>63.6391</text:p>
          </table:table-cell>
        </table:table-row>
        <table:table-row table:style-name="ro1">
          <table:table-cell/>
          <table:table-cell office:value-type="float" office:value="258.752" calcext:value-type="float">
            <text:p>258.752</text:p>
          </table:table-cell>
          <table:table-cell office:value-type="float" office:value="262.251" calcext:value-type="float">
            <text:p>262.251</text:p>
          </table:table-cell>
          <table:table-cell office:value-type="float" office:value="268.424" calcext:value-type="float">
            <text:p>268.424</text:p>
          </table:table-cell>
          <table:table-cell office:value-type="float" office:value="262.243" calcext:value-type="float">
            <text:p>262.243</text:p>
          </table:table-cell>
          <table:table-cell office:value-type="float" office:value="263.165" calcext:value-type="float">
            <text:p>263.165</text:p>
          </table:table-cell>
          <table:table-cell table:formula="of:=SUM([.B95:.F95])/5" office:value-type="float" office:value="262.967" calcext:value-type="float">
            <text:p>262.9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2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489" calcext:value-type="float">
            <text:p>0.50489</text:p>
          </table:table-cell>
          <table:table-cell office:value-type="float" office:value="0.496946" calcext:value-type="float">
            <text:p>0.496946</text:p>
          </table:table-cell>
          <table:table-cell office:value-type="float" office:value="0.509361" calcext:value-type="float">
            <text:p>0.509361</text:p>
          </table:table-cell>
          <table:table-cell office:value-type="float" office:value="0.494304" calcext:value-type="float">
            <text:p>0.494304</text:p>
          </table:table-cell>
          <table:table-cell office:value-type="float" office:value="0.500686" calcext:value-type="float">
            <text:p>0.500686</text:p>
          </table:table-cell>
          <table:table-cell table:formula="of:=SUM([.B98:.F98])/5" office:value-type="float" office:value="0.5012374" calcext:value-type="float">
            <text:p>0.5012374</text:p>
          </table:table-cell>
        </table:table-row>
        <table:table-row table:style-name="ro1">
          <table:table-cell/>
          <table:table-cell office:value-type="float" office:value="1.97942" calcext:value-type="float">
            <text:p>1.97942</text:p>
          </table:table-cell>
          <table:table-cell office:value-type="float" office:value="1.98828" calcext:value-type="float">
            <text:p>1.98828</text:p>
          </table:table-cell>
          <table:table-cell office:value-type="float" office:value="2.02958" calcext:value-type="float">
            <text:p>2.02958</text:p>
          </table:table-cell>
          <table:table-cell office:value-type="float" office:value="1.9927" calcext:value-type="float">
            <text:p>1.9927</text:p>
          </table:table-cell>
          <table:table-cell office:value-type="float" office:value="2.01699" calcext:value-type="float">
            <text:p>2.01699</text:p>
          </table:table-cell>
          <table:table-cell table:formula="of:=SUM([.B99:.F99])/5" office:value-type="float" office:value="2.001394" calcext:value-type="float">
            <text:p>2.001394</text:p>
          </table:table-cell>
        </table:table-row>
        <table:table-row table:style-name="ro1">
          <table:table-cell/>
          <table:table-cell office:value-type="float" office:value="7.97591" calcext:value-type="float">
            <text:p>7.97591</text:p>
          </table:table-cell>
          <table:table-cell office:value-type="float" office:value="8.02127" calcext:value-type="float">
            <text:p>8.02127</text:p>
          </table:table-cell>
          <table:table-cell office:value-type="float" office:value="8.0026" calcext:value-type="float">
            <text:p>8.0026</text:p>
          </table:table-cell>
          <table:table-cell office:value-type="float" office:value="8.05916" calcext:value-type="float">
            <text:p>8.05916</text:p>
          </table:table-cell>
          <table:table-cell office:value-type="float" office:value="8.09235" calcext:value-type="float">
            <text:p>8.09235</text:p>
          </table:table-cell>
          <table:table-cell table:formula="of:=SUM([.B100:.F100])/5" office:value-type="float" office:value="8.030258" calcext:value-type="float">
            <text:p>8.030258</text:p>
          </table:table-cell>
        </table:table-row>
        <table:table-row table:style-name="ro1">
          <table:table-cell/>
          <table:table-cell office:value-type="float" office:value="33.1816" calcext:value-type="float">
            <text:p>33.1816</text:p>
          </table:table-cell>
          <table:table-cell office:value-type="float" office:value="32.7362" calcext:value-type="float">
            <text:p>32.7362</text:p>
          </table:table-cell>
          <table:table-cell office:value-type="float" office:value="32.3874" calcext:value-type="float">
            <text:p>32.3874</text:p>
          </table:table-cell>
          <table:table-cell office:value-type="float" office:value="33.1625" calcext:value-type="float">
            <text:p>33.1625</text:p>
          </table:table-cell>
          <table:table-cell office:value-type="float" office:value="32.1312" calcext:value-type="float">
            <text:p>32.1312</text:p>
          </table:table-cell>
          <table:table-cell table:formula="of:=SUM([.B101:.F101])/5" office:value-type="float" office:value="32.71978" calcext:value-type="float">
            <text:p>32.71978</text:p>
          </table:table-cell>
        </table:table-row>
        <table:table-row table:style-name="ro1">
          <table:table-cell/>
          <table:table-cell office:value-type="float" office:value="130.841" calcext:value-type="float">
            <text:p>130.841</text:p>
          </table:table-cell>
          <table:table-cell office:value-type="float" office:value="129.826" calcext:value-type="float">
            <text:p>129.826</text:p>
          </table:table-cell>
          <table:table-cell office:value-type="float" office:value="130.819" calcext:value-type="float">
            <text:p>130.819</text:p>
          </table:table-cell>
          <table:table-cell office:value-type="float" office:value="129.395" calcext:value-type="float">
            <text:p>129.395</text:p>
          </table:table-cell>
          <table:table-cell office:value-type="float" office:value="133.205" calcext:value-type="float">
            <text:p>133.205</text:p>
          </table:table-cell>
          <table:table-cell table:formula="of:=SUM([.B102:.F102])/5" office:value-type="float" office:value="130.8172" calcext:value-type="float">
            <text:p>130.81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4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47027" calcext:value-type="float">
            <text:p>0.347027</text:p>
          </table:table-cell>
          <table:table-cell office:value-type="float" office:value="0.343731" calcext:value-type="float">
            <text:p>0.343731</text:p>
          </table:table-cell>
          <table:table-cell office:value-type="float" office:value="0.341302" calcext:value-type="float">
            <text:p>0.341302</text:p>
          </table:table-cell>
          <table:table-cell office:value-type="float" office:value="0.329555" calcext:value-type="float">
            <text:p>0.329555</text:p>
          </table:table-cell>
          <table:table-cell office:value-type="float" office:value="0.339077" calcext:value-type="float">
            <text:p>0.339077</text:p>
          </table:table-cell>
          <table:table-cell table:formula="of:=SUM([.B105:.F105])/5" office:value-type="float" office:value="0.3401384" calcext:value-type="float">
            <text:p>0.3401384</text:p>
          </table:table-cell>
        </table:table-row>
        <table:table-row table:style-name="ro1">
          <table:table-cell/>
          <table:table-cell office:value-type="float" office:value="1.10473" calcext:value-type="float">
            <text:p>1.10473</text:p>
          </table:table-cell>
          <table:table-cell office:value-type="float" office:value="1.1234" calcext:value-type="float">
            <text:p>1.1234</text:p>
          </table:table-cell>
          <table:table-cell office:value-type="float" office:value="1.1078" calcext:value-type="float">
            <text:p>1.1078</text:p>
          </table:table-cell>
          <table:table-cell office:value-type="float" office:value="1.13187" calcext:value-type="float">
            <text:p>1.13187</text:p>
          </table:table-cell>
          <table:table-cell office:value-type="float" office:value="1.09871" calcext:value-type="float">
            <text:p>1.09871</text:p>
          </table:table-cell>
          <table:table-cell table:formula="of:=SUM([.B106:.F106])/5" office:value-type="float" office:value="1.113302" calcext:value-type="float">
            <text:p>1.113302</text:p>
          </table:table-cell>
        </table:table-row>
        <table:table-row table:style-name="ro1">
          <table:table-cell/>
          <table:table-cell office:value-type="float" office:value="4.24925" calcext:value-type="float">
            <text:p>4.24925</text:p>
          </table:table-cell>
          <table:table-cell office:value-type="float" office:value="4.44437" calcext:value-type="float">
            <text:p>4.44437</text:p>
          </table:table-cell>
          <table:table-cell office:value-type="float" office:value="4.22179" calcext:value-type="float">
            <text:p>4.22179</text:p>
          </table:table-cell>
          <table:table-cell office:value-type="float" office:value="4.26947" calcext:value-type="float">
            <text:p>4.26947</text:p>
          </table:table-cell>
          <table:table-cell office:value-type="float" office:value="4.34143" calcext:value-type="float">
            <text:p>4.34143</text:p>
          </table:table-cell>
          <table:table-cell table:formula="of:=SUM([.B107:.F107])/5" office:value-type="float" office:value="4.305262" calcext:value-type="float">
            <text:p>4.305262</text:p>
          </table:table-cell>
        </table:table-row>
        <table:table-row table:style-name="ro1">
          <table:table-cell/>
          <table:table-cell office:value-type="float" office:value="16.9663" calcext:value-type="float">
            <text:p>16.9663</text:p>
          </table:table-cell>
          <table:table-cell office:value-type="float" office:value="16.9991" calcext:value-type="float">
            <text:p>16.9991</text:p>
          </table:table-cell>
          <table:table-cell office:value-type="float" office:value="16.9476" calcext:value-type="float">
            <text:p>16.9476</text:p>
          </table:table-cell>
          <table:table-cell office:value-type="float" office:value="16.7105" calcext:value-type="float">
            <text:p>16.7105</text:p>
          </table:table-cell>
          <table:table-cell office:value-type="float" office:value="17.0167" calcext:value-type="float">
            <text:p>17.0167</text:p>
          </table:table-cell>
          <table:table-cell table:formula="of:=SUM([.B108:.F108])/5" office:value-type="float" office:value="16.92804" calcext:value-type="float">
            <text:p>16.92804</text:p>
          </table:table-cell>
        </table:table-row>
        <table:table-row table:style-name="ro1">
          <table:table-cell/>
          <table:table-cell office:value-type="float" office:value="68.5525" calcext:value-type="float">
            <text:p>68.5525</text:p>
          </table:table-cell>
          <table:table-cell office:value-type="float" office:value="68.866" calcext:value-type="float">
            <text:p>68.866</text:p>
          </table:table-cell>
          <table:table-cell office:value-type="float" office:value="68.0038" calcext:value-type="float">
            <text:p>68.0038</text:p>
          </table:table-cell>
          <table:table-cell office:value-type="float" office:value="68.3087" calcext:value-type="float">
            <text:p>68.3087</text:p>
          </table:table-cell>
          <table:table-cell office:value-type="float" office:value="71.6034" calcext:value-type="float">
            <text:p>71.6034</text:p>
          </table:table-cell>
          <table:table-cell table:formula="of:=SUM([.B109:.F109])/5" office:value-type="float" office:value="69.06688" calcext:value-type="float">
            <text:p>69.066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6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5777" calcext:value-type="float">
            <text:p>0.505777</text:p>
          </table:table-cell>
          <table:table-cell office:value-type="float" office:value="0.524638" calcext:value-type="float">
            <text:p>0.524638</text:p>
          </table:table-cell>
          <table:table-cell office:value-type="float" office:value="0.522726" calcext:value-type="float">
            <text:p>0.522726</text:p>
          </table:table-cell>
          <table:table-cell office:value-type="float" office:value="0.517423" calcext:value-type="float">
            <text:p>0.517423</text:p>
          </table:table-cell>
          <table:table-cell office:value-type="float" office:value="0.520185" calcext:value-type="float">
            <text:p>0.520185</text:p>
          </table:table-cell>
          <table:table-cell table:formula="of:=SUM([.B112:.F112])/5" office:value-type="float" office:value="0.5181498" calcext:value-type="float">
            <text:p>0.5181498</text:p>
          </table:table-cell>
        </table:table-row>
        <table:table-row table:style-name="ro1">
          <table:table-cell/>
          <table:table-cell office:value-type="float" office:value="1.32131" calcext:value-type="float">
            <text:p>1.32131</text:p>
          </table:table-cell>
          <table:table-cell office:value-type="float" office:value="1.34385" calcext:value-type="float">
            <text:p>1.34385</text:p>
          </table:table-cell>
          <table:table-cell office:value-type="float" office:value="1.32835" calcext:value-type="float">
            <text:p>1.32835</text:p>
          </table:table-cell>
          <table:table-cell office:value-type="float" office:value="1.28596" calcext:value-type="float">
            <text:p>1.28596</text:p>
          </table:table-cell>
          <table:table-cell office:value-type="float" office:value="1.29195" calcext:value-type="float">
            <text:p>1.29195</text:p>
          </table:table-cell>
          <table:table-cell table:formula="of:=SUM([.B113:.F113])/5" office:value-type="float" office:value="1.314284" calcext:value-type="float">
            <text:p>1.314284</text:p>
          </table:table-cell>
        </table:table-row>
        <table:table-row table:style-name="ro1">
          <table:table-cell/>
          <table:table-cell office:value-type="float" office:value="5.05674" calcext:value-type="float">
            <text:p>5.05674</text:p>
          </table:table-cell>
          <table:table-cell office:value-type="float" office:value="5.01255" calcext:value-type="float">
            <text:p>5.01255</text:p>
          </table:table-cell>
          <table:table-cell office:value-type="float" office:value="5.06899" calcext:value-type="float">
            <text:p>5.06899</text:p>
          </table:table-cell>
          <table:table-cell office:value-type="float" office:value="5.1277" calcext:value-type="float">
            <text:p>5.1277</text:p>
          </table:table-cell>
          <table:table-cell office:value-type="float" office:value="5.04685" calcext:value-type="float">
            <text:p>5.04685</text:p>
          </table:table-cell>
          <table:table-cell table:formula="of:=SUM([.B114:.F114])/5" office:value-type="float" office:value="5.062566" calcext:value-type="float">
            <text:p>5.062566</text:p>
          </table:table-cell>
        </table:table-row>
        <table:table-row table:style-name="ro1">
          <table:table-cell/>
          <table:table-cell office:value-type="float" office:value="18.5259" calcext:value-type="float">
            <text:p>18.5259</text:p>
          </table:table-cell>
          <table:table-cell office:value-type="float" office:value="18.5169" calcext:value-type="float">
            <text:p>18.5169</text:p>
          </table:table-cell>
          <table:table-cell office:value-type="float" office:value="18.4378" calcext:value-type="float">
            <text:p>18.4378</text:p>
          </table:table-cell>
          <table:table-cell office:value-type="float" office:value="18.2508" calcext:value-type="float">
            <text:p>18.2508</text:p>
          </table:table-cell>
          <table:table-cell office:value-type="float" office:value="18.5265" calcext:value-type="float">
            <text:p>18.5265</text:p>
          </table:table-cell>
          <table:table-cell table:formula="of:=SUM([.B115:.F115])/5" office:value-type="float" office:value="18.45158" calcext:value-type="float">
            <text:p>18.45158</text:p>
          </table:table-cell>
        </table:table-row>
        <table:table-row table:style-name="ro1">
          <table:table-cell/>
          <table:table-cell office:value-type="float" office:value="76.0612" calcext:value-type="float">
            <text:p>76.0612</text:p>
          </table:table-cell>
          <table:table-cell office:value-type="float" office:value="75.2599" calcext:value-type="float">
            <text:p>75.2599</text:p>
          </table:table-cell>
          <table:table-cell office:value-type="float" office:value="74.3149" calcext:value-type="float">
            <text:p>74.3149</text:p>
          </table:table-cell>
          <table:table-cell office:value-type="float" office:value="74.0076" calcext:value-type="float">
            <text:p>74.0076</text:p>
          </table:table-cell>
          <table:table-cell office:value-type="float" office:value="74.7408" calcext:value-type="float">
            <text:p>74.7408</text:p>
          </table:table-cell>
          <table:table-cell table:formula="of:=SUM([.B116:.F116])/5" office:value-type="float" office:value="74.87688" calcext:value-type="float">
            <text:p>74.876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8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31481" calcext:value-type="float">
            <text:p>0.331481</text:p>
          </table:table-cell>
          <table:table-cell office:value-type="float" office:value="0.332049" calcext:value-type="float">
            <text:p>0.332049</text:p>
          </table:table-cell>
          <table:table-cell office:value-type="float" office:value="0.328978" calcext:value-type="float">
            <text:p>0.328978</text:p>
          </table:table-cell>
          <table:table-cell office:value-type="float" office:value="0.335959" calcext:value-type="float">
            <text:p>0.335959</text:p>
          </table:table-cell>
          <table:table-cell office:value-type="float" office:value="0.329665" calcext:value-type="float">
            <text:p>0.329665</text:p>
          </table:table-cell>
          <table:table-cell table:formula="of:=SUM([.B119:.F119])/5" office:value-type="float" office:value="0.3316264" calcext:value-type="float">
            <text:p>0.3316264</text:p>
          </table:table-cell>
        </table:table-row>
        <table:table-row table:style-name="ro1">
          <table:table-cell/>
          <table:table-cell office:value-type="float" office:value="1.12416" calcext:value-type="float">
            <text:p>1.12416</text:p>
          </table:table-cell>
          <table:table-cell office:value-type="float" office:value="1.13946" calcext:value-type="float">
            <text:p>1.13946</text:p>
          </table:table-cell>
          <table:table-cell office:value-type="float" office:value="1.12651" calcext:value-type="float">
            <text:p>1.12651</text:p>
          </table:table-cell>
          <table:table-cell office:value-type="float" office:value="1.12212" calcext:value-type="float">
            <text:p>1.12212</text:p>
          </table:table-cell>
          <table:table-cell office:value-type="float" office:value="1.15937" calcext:value-type="float">
            <text:p>1.15937</text:p>
          </table:table-cell>
          <table:table-cell table:formula="of:=SUM([.B120:.F120])/5" office:value-type="float" office:value="1.134324" calcext:value-type="float">
            <text:p>1.134324</text:p>
          </table:table-cell>
        </table:table-row>
        <table:table-row table:style-name="ro1">
          <table:table-cell/>
          <table:table-cell office:value-type="float" office:value="4.39973" calcext:value-type="float">
            <text:p>4.39973</text:p>
          </table:table-cell>
          <table:table-cell office:value-type="float" office:value="4.45143" calcext:value-type="float">
            <text:p>4.45143</text:p>
          </table:table-cell>
          <table:table-cell office:value-type="float" office:value="4.46489" calcext:value-type="float">
            <text:p>4.46489</text:p>
          </table:table-cell>
          <table:table-cell office:value-type="float" office:value="4.42177" calcext:value-type="float">
            <text:p>4.42177</text:p>
          </table:table-cell>
          <table:table-cell office:value-type="float" office:value="4.44881" calcext:value-type="float">
            <text:p>4.44881</text:p>
          </table:table-cell>
          <table:table-cell table:formula="of:=SUM([.B121:.F121])/5" office:value-type="float" office:value="4.437326" calcext:value-type="float">
            <text:p>4.437326</text:p>
          </table:table-cell>
        </table:table-row>
        <table:table-row table:style-name="ro1">
          <table:table-cell/>
          <table:table-cell office:value-type="float" office:value="17.3626" calcext:value-type="float">
            <text:p>17.3626</text:p>
          </table:table-cell>
          <table:table-cell office:value-type="float" office:value="17.2305" calcext:value-type="float">
            <text:p>17.2305</text:p>
          </table:table-cell>
          <table:table-cell office:value-type="float" office:value="17.3177" calcext:value-type="float">
            <text:p>17.3177</text:p>
          </table:table-cell>
          <table:table-cell office:value-type="float" office:value="17.79" calcext:value-type="float">
            <text:p>17.79</text:p>
          </table:table-cell>
          <table:table-cell office:value-type="float" office:value="17.3938" calcext:value-type="float">
            <text:p>17.3938</text:p>
          </table:table-cell>
          <table:table-cell table:formula="of:=SUM([.B122:.F122])/5" office:value-type="float" office:value="17.41892" calcext:value-type="float">
            <text:p>17.41892</text:p>
          </table:table-cell>
        </table:table-row>
        <table:table-row table:style-name="ro1">
          <table:table-cell/>
          <table:table-cell office:value-type="float" office:value="69.4024" calcext:value-type="float">
            <text:p>69.4024</text:p>
          </table:table-cell>
          <table:table-cell office:value-type="float" office:value="69.5092" calcext:value-type="float">
            <text:p>69.5092</text:p>
          </table:table-cell>
          <table:table-cell office:value-type="float" office:value="70.3259" calcext:value-type="float">
            <text:p>70.3259</text:p>
          </table:table-cell>
          <table:table-cell office:value-type="float" office:value="69.3342" calcext:value-type="float">
            <text:p>69.3342</text:p>
          </table:table-cell>
          <table:table-cell office:value-type="float" office:value="68.5815" calcext:value-type="float">
            <text:p>68.5815</text:p>
          </table:table-cell>
          <table:table-cell table:formula="of:=SUM([.B123:.F123])/5" office:value-type="float" office:value="69.43064" calcext:value-type="float">
            <text:p>69.430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body speed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/>
          <table:table-cell table:formula="of:=[.G91]/[.G98]" office:value-type="float" office:value="1.74734766400113" calcext:value-type="float">
            <text:p>1.74734766400113</text:p>
          </table:table-cell>
          <table:table-cell table:formula="of:=[.G92]/[.G99]" office:value-type="float" office:value="1.82849254069913" calcext:value-type="float">
            <text:p>1.82849254069913</text:p>
          </table:table-cell>
          <table:table-cell table:formula="of:=[.G93]/[.G100]" office:value-type="float" office:value="1.90617038705357" calcext:value-type="float">
            <text:p>1.90617038705357</text:p>
          </table:table-cell>
          <table:table-cell table:formula="of:=[.G94]/[.G101]" office:value-type="float" office:value="1.94497334639781" calcext:value-type="float">
            <text:p>1.94497334639781</text:p>
          </table:table-cell>
          <table:table-cell table:formula="of:=[.G95]/[.G102]" office:value-type="float" office:value="2.01018673385457" calcext:value-type="float">
            <text:p>2.01018673385457</text:p>
          </table:table-cell>
          <table:table-cell/>
        </table:table-row>
        <table:table-row table:style-name="ro1">
          <table:table-cell/>
          <table:table-cell table:formula="of:=[.G91]/[.G105]" office:value-type="float" office:value="2.57494008321319" calcext:value-type="float">
            <text:p>2.57494008321319</text:p>
          </table:table-cell>
          <table:table-cell table:formula="of:=[.G92]/[.G106]" office:value-type="float" office:value="3.28709909799857" calcext:value-type="float">
            <text:p>3.28709909799857</text:p>
          </table:table-cell>
          <table:table-cell table:formula="of:=[.G93]/[.G107]" office:value-type="float" office:value="3.55542589510232" calcext:value-type="float">
            <text:p>3.55542589510232</text:p>
          </table:table-cell>
          <table:table-cell table:formula="of:=[.G94]/[.G108]" office:value-type="float" office:value="3.75938974624351" calcext:value-type="float">
            <text:p>3.75938974624351</text:p>
          </table:table-cell>
          <table:table-cell table:formula="of:=[.G95]/[.G109]" office:value-type="float" office:value="3.80742549829962" calcext:value-type="float">
            <text:p>3.80742549829962</text:p>
          </table:table-cell>
          <table:table-cell/>
        </table:table-row>
        <table:table-row table:style-name="ro1">
          <table:table-cell/>
          <table:table-cell table:formula="of:=[.G91]/[.G112]" office:value-type="float" office:value="1.6903142681904" calcext:value-type="float">
            <text:p>1.6903142681904</text:p>
          </table:table-cell>
          <table:table-cell table:formula="of:=[.G92]/[.G113]" office:value-type="float" office:value="2.78443167534566" calcext:value-type="float">
            <text:p>2.78443167534566</text:p>
          </table:table-cell>
          <table:table-cell table:formula="of:=[.G93]/[.G114]" office:value-type="float" office:value="3.0235734210675" calcext:value-type="float">
            <text:p>3.0235734210675</text:p>
          </table:table-cell>
          <table:table-cell table:formula="of:=[.G94]/[.G115]" office:value-type="float" office:value="3.44897835307329" calcext:value-type="float">
            <text:p>3.44897835307329</text:p>
          </table:table-cell>
          <table:table-cell table:formula="of:=[.G95]/[.G116]" office:value-type="float" office:value="3.51199195265615" calcext:value-type="float">
            <text:p>3.51199195265615</text:p>
          </table:table-cell>
          <table:table-cell/>
        </table:table-row>
        <table:table-row table:style-name="ro1">
          <table:table-cell/>
          <table:table-cell table:formula="of:=[.G91]/[.G119]" office:value-type="float" office:value="2.64103219767787" calcext:value-type="float">
            <text:p>2.64103219767787</text:p>
          </table:table-cell>
          <table:table-cell table:formula="of:=[.G92]/[.G120]" office:value-type="float" office:value="3.22618052690413" calcext:value-type="float">
            <text:p>3.22618052690413</text:p>
          </table:table-cell>
          <table:table-cell table:formula="of:=[.G93]/[.G121]" office:value-type="float" office:value="3.44960906636114" calcext:value-type="float">
            <text:p>3.44960906636114</text:p>
          </table:table-cell>
          <table:table-cell table:formula="of:=[.G94]/[.G122]" office:value-type="float" office:value="3.65344694160143" calcext:value-type="float">
            <text:p>3.65344694160143</text:p>
          </table:table-cell>
          <table:table-cell table:formula="of:=[.G95]/[.G123]" office:value-type="float" office:value="3.78747768996512" calcext:value-type="float">
            <text:p>3.787477689965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L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.7131" calcext:value-type="float">
            <text:p>43.7131</text:p>
          </table:table-cell>
          <table:table-cell office:value-type="float" office:value="43.3018" calcext:value-type="float">
            <text:p>43.3018</text:p>
          </table:table-cell>
          <table:table-cell office:value-type="float" office:value="43.5669" calcext:value-type="float">
            <text:p>43.5669</text:p>
          </table:table-cell>
          <table:table-cell office:value-type="float" office:value="43.3098" calcext:value-type="float">
            <text:p>43.3098</text:p>
          </table:table-cell>
          <table:table-cell office:value-type="float" office:value="43.5563" calcext:value-type="float">
            <text:p>43.5563</text:p>
          </table:table-cell>
          <table:table-cell table:formula="of:=SUM([.B133:.F133])/5" office:value-type="float" office:value="43.48958" calcext:value-type="float">
            <text:p>43.48958</text:p>
          </table:table-cell>
        </table:table-row>
        <table:table-row table:style-name="ro1">
          <table:table-cell/>
          <table:table-cell office:value-type="float" office:value="89.0917" calcext:value-type="float">
            <text:p>89.0917</text:p>
          </table:table-cell>
          <table:table-cell office:value-type="float" office:value="87.2318" calcext:value-type="float">
            <text:p>87.2318</text:p>
          </table:table-cell>
          <table:table-cell office:value-type="float" office:value="91.1542" calcext:value-type="float">
            <text:p>91.1542</text:p>
          </table:table-cell>
          <table:table-cell office:value-type="float" office:value="88.6052" calcext:value-type="float">
            <text:p>88.6052</text:p>
          </table:table-cell>
          <table:table-cell office:value-type="float" office:value="88.1567" calcext:value-type="float">
            <text:p>88.1567</text:p>
          </table:table-cell>
          <table:table-cell table:formula="of:=SUM([.B134:.F134])/5" office:value-type="float" office:value="88.84792" calcext:value-type="float">
            <text:p>88.84792</text:p>
          </table:table-cell>
        </table:table-row>
        <table:table-row table:style-name="ro1">
          <table:table-cell/>
          <table:table-cell office:value-type="float" office:value="132.516" calcext:value-type="float">
            <text:p>132.516</text:p>
          </table:table-cell>
          <table:table-cell office:value-type="float" office:value="133.356" calcext:value-type="float">
            <text:p>133.356</text:p>
          </table:table-cell>
          <table:table-cell office:value-type="float" office:value="132.796" calcext:value-type="float">
            <text:p>132.796</text:p>
          </table:table-cell>
          <table:table-cell office:value-type="float" office:value="131.983" calcext:value-type="float">
            <text:p>131.983</text:p>
          </table:table-cell>
          <table:table-cell office:value-type="float" office:value="134.294" calcext:value-type="float">
            <text:p>134.294</text:p>
          </table:table-cell>
          <table:table-cell table:formula="of:=SUM([.B135:.F135])/5" office:value-type="float" office:value="132.989" calcext:value-type="float">
            <text:p>132.989</text:p>
          </table:table-cell>
        </table:table-row>
        <table:table-row table:style-name="ro1">
          <table:table-cell/>
          <table:table-cell office:value-type="float" office:value="174.331" calcext:value-type="float">
            <text:p>174.331</text:p>
          </table:table-cell>
          <table:table-cell office:value-type="float" office:value="176.852" calcext:value-type="float">
            <text:p>176.852</text:p>
          </table:table-cell>
          <table:table-cell office:value-type="float" office:value="176.648" calcext:value-type="float">
            <text:p>176.648</text:p>
          </table:table-cell>
          <table:table-cell office:value-type="float" office:value="176.481" calcext:value-type="float">
            <text:p>176.481</text:p>
          </table:table-cell>
          <table:table-cell office:value-type="float" office:value="173.131" calcext:value-type="float">
            <text:p>173.131</text:p>
          </table:table-cell>
          <table:table-cell table:formula="of:=SUM([.B136:.F136])/5" office:value-type="float" office:value="175.4886" calcext:value-type="float">
            <text:p>175.4886</text:p>
          </table:table-cell>
        </table:table-row>
        <table:table-row table:style-name="ro1">
          <table:table-cell/>
          <table:table-cell office:value-type="float" office:value="220.151" calcext:value-type="float">
            <text:p>220.151</text:p>
          </table:table-cell>
          <table:table-cell office:value-type="float" office:value="226.077" calcext:value-type="float">
            <text:p>226.077</text:p>
          </table:table-cell>
          <table:table-cell office:value-type="float" office:value="218.311" calcext:value-type="float">
            <text:p>218.311</text:p>
          </table:table-cell>
          <table:table-cell office:value-type="float" office:value="221.428" calcext:value-type="float">
            <text:p>221.428</text:p>
          </table:table-cell>
          <table:table-cell office:value-type="float" office:value="224.083" calcext:value-type="float">
            <text:p>224.083</text:p>
          </table:table-cell>
          <table:table-cell table:formula="of:=SUM([.B137:.F137])/5" office:value-type="float" office:value="222.01" calcext:value-type="float">
            <text:p>222.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2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.7763" calcext:value-type="float">
            <text:p>23.7763</text:p>
          </table:table-cell>
          <table:table-cell office:value-type="float" office:value="24.1398" calcext:value-type="float">
            <text:p>24.1398</text:p>
          </table:table-cell>
          <table:table-cell office:value-type="float" office:value="23.613" calcext:value-type="float">
            <text:p>23.613</text:p>
          </table:table-cell>
          <table:table-cell office:value-type="float" office:value="23.7466" calcext:value-type="float">
            <text:p>23.7466</text:p>
          </table:table-cell>
          <table:table-cell office:value-type="float" office:value="24.4909" calcext:value-type="float">
            <text:p>24.4909</text:p>
          </table:table-cell>
          <table:table-cell table:formula="of:=SUM([.B140:.F140])/5" office:value-type="float" office:value="23.95332" calcext:value-type="float">
            <text:p>23.95332</text:p>
          </table:table-cell>
        </table:table-row>
        <table:table-row table:style-name="ro1">
          <table:table-cell/>
          <table:table-cell office:value-type="float" office:value="47.4217" calcext:value-type="float">
            <text:p>47.4217</text:p>
          </table:table-cell>
          <table:table-cell office:value-type="float" office:value="47.8248" calcext:value-type="float">
            <text:p>47.8248</text:p>
          </table:table-cell>
          <table:table-cell office:value-type="float" office:value="47.3555" calcext:value-type="float">
            <text:p>47.3555</text:p>
          </table:table-cell>
          <table:table-cell office:value-type="float" office:value="47.6515" calcext:value-type="float">
            <text:p>47.6515</text:p>
          </table:table-cell>
          <table:table-cell office:value-type="float" office:value="46.9818" calcext:value-type="float">
            <text:p>46.9818</text:p>
          </table:table-cell>
          <table:table-cell table:formula="of:=SUM([.B141:.F141])/5" office:value-type="float" office:value="47.44706" calcext:value-type="float">
            <text:p>47.44706</text:p>
          </table:table-cell>
        </table:table-row>
        <table:table-row table:style-name="ro1">
          <table:table-cell/>
          <table:table-cell office:value-type="float" office:value="73.4028" calcext:value-type="float">
            <text:p>73.4028</text:p>
          </table:table-cell>
          <table:table-cell office:value-type="float" office:value="71.0413" calcext:value-type="float">
            <text:p>71.0413</text:p>
          </table:table-cell>
          <table:table-cell office:value-type="float" office:value="71.5401" calcext:value-type="float">
            <text:p>71.5401</text:p>
          </table:table-cell>
          <table:table-cell office:value-type="float" office:value="73.4202" calcext:value-type="float">
            <text:p>73.4202</text:p>
          </table:table-cell>
          <table:table-cell office:value-type="float" office:value="70.8811" calcext:value-type="float">
            <text:p>70.8811</text:p>
          </table:table-cell>
          <table:table-cell table:formula="of:=SUM([.B142:.F142])/5" office:value-type="float" office:value="72.0571" calcext:value-type="float">
            <text:p>72.0571</text:p>
          </table:table-cell>
        </table:table-row>
        <table:table-row table:style-name="ro1">
          <table:table-cell/>
          <table:table-cell office:value-type="float" office:value="96.3659" calcext:value-type="float">
            <text:p>96.3659</text:p>
          </table:table-cell>
          <table:table-cell office:value-type="float" office:value="94.9913" calcext:value-type="float">
            <text:p>94.9913</text:p>
          </table:table-cell>
          <table:table-cell office:value-type="float" office:value="95.6639" calcext:value-type="float">
            <text:p>95.6639</text:p>
          </table:table-cell>
          <table:table-cell office:value-type="float" office:value="94.2426" calcext:value-type="float">
            <text:p>94.2426</text:p>
          </table:table-cell>
          <table:table-cell office:value-type="float" office:value="96.444" calcext:value-type="float">
            <text:p>96.444</text:p>
          </table:table-cell>
          <table:table-cell table:formula="of:=SUM([.B143:.F143])/5" office:value-type="float" office:value="95.54154" calcext:value-type="float">
            <text:p>95.54154</text:p>
          </table:table-cell>
        </table:table-row>
        <table:table-row table:style-name="ro1">
          <table:table-cell/>
          <table:table-cell office:value-type="float" office:value="117.481" calcext:value-type="float">
            <text:p>117.481</text:p>
          </table:table-cell>
          <table:table-cell office:value-type="float" office:value="118.082" calcext:value-type="float">
            <text:p>118.082</text:p>
          </table:table-cell>
          <table:table-cell office:value-type="float" office:value="119.026" calcext:value-type="float">
            <text:p>119.026</text:p>
          </table:table-cell>
          <table:table-cell office:value-type="float" office:value="118.63" calcext:value-type="float">
            <text:p>118.63</text:p>
          </table:table-cell>
          <table:table-cell office:value-type="float" office:value="119.346" calcext:value-type="float">
            <text:p>119.346</text:p>
          </table:table-cell>
          <table:table-cell table:formula="of:=SUM([.B144:.F144])/5" office:value-type="float" office:value="118.513" calcext:value-type="float">
            <text:p>118.5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4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.1556" calcext:value-type="float">
            <text:p>48.1556</text:p>
          </table:table-cell>
          <table:table-cell office:value-type="float" office:value="48.1776" calcext:value-type="float">
            <text:p>48.1776</text:p>
          </table:table-cell>
          <table:table-cell office:value-type="float" office:value="48.9725" calcext:value-type="float">
            <text:p>48.9725</text:p>
          </table:table-cell>
          <table:table-cell office:value-type="float" office:value="49.5129" calcext:value-type="float">
            <text:p>49.5129</text:p>
          </table:table-cell>
          <table:table-cell office:value-type="float" office:value="47.9404" calcext:value-type="float">
            <text:p>47.9404</text:p>
          </table:table-cell>
          <table:table-cell table:formula="of:=SUM([.B147:.F147])/5" office:value-type="float" office:value="48.5518" calcext:value-type="float">
            <text:p>48.5518</text:p>
          </table:table-cell>
        </table:table-row>
        <table:table-row table:style-name="ro1">
          <table:table-cell/>
          <table:table-cell office:value-type="float" office:value="25.4555" calcext:value-type="float">
            <text:p>25.4555</text:p>
          </table:table-cell>
          <table:table-cell office:value-type="float" office:value="24.4913" calcext:value-type="float">
            <text:p>24.4913</text:p>
          </table:table-cell>
          <table:table-cell office:value-type="float" office:value="24.7158" calcext:value-type="float">
            <text:p>24.7158</text:p>
          </table:table-cell>
          <table:table-cell office:value-type="float" office:value="24.7798" calcext:value-type="float">
            <text:p>24.7798</text:p>
          </table:table-cell>
          <table:table-cell office:value-type="float" office:value="24.4993" calcext:value-type="float">
            <text:p>24.4993</text:p>
          </table:table-cell>
          <table:table-cell table:formula="of:=SUM([.B148:.F148])/5" office:value-type="float" office:value="24.78834" calcext:value-type="float">
            <text:p>24.78834</text:p>
          </table:table-cell>
        </table:table-row>
        <table:table-row table:style-name="ro1">
          <table:table-cell/>
          <table:table-cell office:value-type="float" office:value="70.1693" calcext:value-type="float">
            <text:p>70.1693</text:p>
          </table:table-cell>
          <table:table-cell office:value-type="float" office:value="70.762" calcext:value-type="float">
            <text:p>70.762</text:p>
          </table:table-cell>
          <table:table-cell office:value-type="float" office:value="70.5735" calcext:value-type="float">
            <text:p>70.5735</text:p>
          </table:table-cell>
          <table:table-cell office:value-type="float" office:value="70.4054" calcext:value-type="float">
            <text:p>70.4054</text:p>
          </table:table-cell>
          <table:table-cell office:value-type="float" office:value="70.6158" calcext:value-type="float">
            <text:p>70.6158</text:p>
          </table:table-cell>
          <table:table-cell table:formula="of:=SUM([.B149:.F149])/5" office:value-type="float" office:value="70.5052" calcext:value-type="float">
            <text:p>70.5052</text:p>
          </table:table-cell>
        </table:table-row>
        <table:table-row table:style-name="ro1">
          <table:table-cell/>
          <table:table-cell office:value-type="float" office:value="49.5097" calcext:value-type="float">
            <text:p>49.5097</text:p>
          </table:table-cell>
          <table:table-cell office:value-type="float" office:value="49.4415" calcext:value-type="float">
            <text:p>49.4415</text:p>
          </table:table-cell>
          <table:table-cell office:value-type="float" office:value="48.964" calcext:value-type="float">
            <text:p>48.964</text:p>
          </table:table-cell>
          <table:table-cell office:value-type="float" office:value="49.621" calcext:value-type="float">
            <text:p>49.621</text:p>
          </table:table-cell>
          <table:table-cell office:value-type="float" office:value="49.1754" calcext:value-type="float">
            <text:p>49.1754</text:p>
          </table:table-cell>
          <table:table-cell table:formula="of:=SUM([.B150:.F150])/5" office:value-type="float" office:value="49.34232" calcext:value-type="float">
            <text:p>49.34232</text:p>
          </table:table-cell>
        </table:table-row>
        <table:table-row table:style-name="ro1">
          <table:table-cell/>
          <table:table-cell office:value-type="float" office:value="94.0206" calcext:value-type="float">
            <text:p>94.0206</text:p>
          </table:table-cell>
          <table:table-cell office:value-type="float" office:value="94.168" calcext:value-type="float">
            <text:p>94.168</text:p>
          </table:table-cell>
          <table:table-cell office:value-type="float" office:value="95.1267" calcext:value-type="float">
            <text:p>95.1267</text:p>
          </table:table-cell>
          <table:table-cell office:value-type="float" office:value="95.0584" calcext:value-type="float">
            <text:p>95.0584</text:p>
          </table:table-cell>
          <table:table-cell office:value-type="float" office:value="95.2225" calcext:value-type="float">
            <text:p>95.2225</text:p>
          </table:table-cell>
          <table:table-cell table:formula="of:=SUM([.B151:.F151])/5" office:value-type="float" office:value="94.71924" calcext:value-type="float">
            <text:p>94.719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6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.4409" calcext:value-type="float">
            <text:p>63.4409</text:p>
          </table:table-cell>
          <table:table-cell office:value-type="float" office:value="64.6735" calcext:value-type="float">
            <text:p>64.6735</text:p>
          </table:table-cell>
          <table:table-cell office:value-type="float" office:value="63.5432" calcext:value-type="float">
            <text:p>63.5432</text:p>
          </table:table-cell>
          <table:table-cell office:value-type="float" office:value="63.3454" calcext:value-type="float">
            <text:p>63.3454</text:p>
          </table:table-cell>
          <table:table-cell office:value-type="float" office:value="62.585" calcext:value-type="float">
            <text:p>62.585</text:p>
          </table:table-cell>
          <table:table-cell table:formula="of:=SUM([.B154:.F154])/5" office:value-type="float" office:value="63.5176" calcext:value-type="float">
            <text:p>63.5176</text:p>
          </table:table-cell>
        </table:table-row>
        <table:table-row table:style-name="ro1">
          <table:table-cell/>
          <table:table-cell office:value-type="float" office:value="107.025" calcext:value-type="float">
            <text:p>107.025</text:p>
          </table:table-cell>
          <table:table-cell office:value-type="float" office:value="106.292" calcext:value-type="float">
            <text:p>106.292</text:p>
          </table:table-cell>
          <table:table-cell office:value-type="float" office:value="108.567" calcext:value-type="float">
            <text:p>108.567</text:p>
          </table:table-cell>
          <table:table-cell office:value-type="float" office:value="111.298" calcext:value-type="float">
            <text:p>111.298</text:p>
          </table:table-cell>
          <table:table-cell office:value-type="float" office:value="110.075" calcext:value-type="float">
            <text:p>110.075</text:p>
          </table:table-cell>
          <table:table-cell table:formula="of:=SUM([.B155:.F155])/5" office:value-type="float" office:value="108.6514" calcext:value-type="float">
            <text:p>108.6514</text:p>
          </table:table-cell>
        </table:table-row>
        <table:table-row table:style-name="ro1">
          <table:table-cell/>
          <table:table-cell office:value-type="float" office:value="37.3489" calcext:value-type="float">
            <text:p>37.3489</text:p>
          </table:table-cell>
          <table:table-cell office:value-type="float" office:value="39.0072" calcext:value-type="float">
            <text:p>39.0072</text:p>
          </table:table-cell>
          <table:table-cell office:value-type="float" office:value="38.7706" calcext:value-type="float">
            <text:p>38.7706</text:p>
          </table:table-cell>
          <table:table-cell office:value-type="float" office:value="38.0614" calcext:value-type="float">
            <text:p>38.0614</text:p>
          </table:table-cell>
          <table:table-cell office:value-type="float" office:value="37.9238" calcext:value-type="float">
            <text:p>37.9238</text:p>
          </table:table-cell>
          <table:table-cell table:formula="of:=SUM([.B156:.F156])/5" office:value-type="float" office:value="38.22238" calcext:value-type="float">
            <text:p>38.22238</text:p>
          </table:table-cell>
        </table:table-row>
        <table:table-row table:style-name="ro1">
          <table:table-cell/>
          <table:table-cell office:value-type="float" office:value="84.169" calcext:value-type="float">
            <text:p>84.169</text:p>
          </table:table-cell>
          <table:table-cell office:value-type="float" office:value="81.5446" calcext:value-type="float">
            <text:p>81.5446</text:p>
          </table:table-cell>
          <table:table-cell office:value-type="float" office:value="79.7735" calcext:value-type="float">
            <text:p>79.7735</text:p>
          </table:table-cell>
          <table:table-cell office:value-type="float" office:value="82.326" calcext:value-type="float">
            <text:p>82.326</text:p>
          </table:table-cell>
          <table:table-cell office:value-type="float" office:value="82.5221" calcext:value-type="float">
            <text:p>82.5221</text:p>
          </table:table-cell>
          <table:table-cell table:formula="of:=SUM([.B157:.F157])/5" office:value-type="float" office:value="82.06704" calcext:value-type="float">
            <text:p>82.06704</text:p>
          </table:table-cell>
        </table:table-row>
        <table:table-row table:style-name="ro1">
          <table:table-cell/>
          <table:table-cell office:value-type="float" office:value="129.526" calcext:value-type="float">
            <text:p>129.526</text:p>
          </table:table-cell>
          <table:table-cell office:value-type="float" office:value="130.225" calcext:value-type="float">
            <text:p>130.225</text:p>
          </table:table-cell>
          <table:table-cell office:value-type="float" office:value="127.746" calcext:value-type="float">
            <text:p>127.746</text:p>
          </table:table-cell>
          <table:table-cell office:value-type="float" office:value="128.665" calcext:value-type="float">
            <text:p>128.665</text:p>
          </table:table-cell>
          <table:table-cell office:value-type="float" office:value="127.866" calcext:value-type="float">
            <text:p>127.866</text:p>
          </table:table-cell>
          <table:table-cell table:formula="of:=SUM([.B158:.F158])/5" office:value-type="float" office:value="128.8056" calcext:value-type="float">
            <text:p>128.80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8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.6164" calcext:value-type="float">
            <text:p>86.6164</text:p>
          </table:table-cell>
          <table:table-cell office:value-type="float" office:value="89.1364" calcext:value-type="float">
            <text:p>89.1364</text:p>
          </table:table-cell>
          <table:table-cell office:value-type="float" office:value="89.1918" calcext:value-type="float">
            <text:p>89.1918</text:p>
          </table:table-cell>
          <table:table-cell office:value-type="float" office:value="85.5131" calcext:value-type="float">
            <text:p>85.5131</text:p>
          </table:table-cell>
          <table:table-cell office:value-type="float" office:value="86.3675" calcext:value-type="float">
            <text:p>86.3675</text:p>
          </table:table-cell>
          <table:table-cell table:formula="of:=SUM([.B161:.F161])/5" office:value-type="float" office:value="87.36504" calcext:value-type="float">
            <text:p>87.36504</text:p>
          </table:table-cell>
        </table:table-row>
        <table:table-row table:style-name="ro1">
          <table:table-cell/>
          <table:table-cell office:value-type="float" office:value="121.603" calcext:value-type="float">
            <text:p>121.603</text:p>
          </table:table-cell>
          <table:table-cell office:value-type="float" office:value="123.384" calcext:value-type="float">
            <text:p>123.384</text:p>
          </table:table-cell>
          <table:table-cell office:value-type="float" office:value="123.46" calcext:value-type="float">
            <text:p>123.46</text:p>
          </table:table-cell>
          <table:table-cell office:value-type="float" office:value="121.799" calcext:value-type="float">
            <text:p>121.799</text:p>
          </table:table-cell>
          <table:table-cell office:value-type="float" office:value="124.082" calcext:value-type="float">
            <text:p>124.082</text:p>
          </table:table-cell>
          <table:table-cell table:formula="of:=SUM([.B162:.F162])/5" office:value-type="float" office:value="122.8656" calcext:value-type="float">
            <text:p>122.8656</text:p>
          </table:table-cell>
        </table:table-row>
        <table:table-row table:style-name="ro1">
          <table:table-cell/>
          <table:table-cell office:value-type="float" office:value="169.65" calcext:value-type="float">
            <text:p>169.65</text:p>
          </table:table-cell>
          <table:table-cell office:value-type="float" office:value="166.034" calcext:value-type="float">
            <text:p>166.034</text:p>
          </table:table-cell>
          <table:table-cell office:value-type="float" office:value="171.874" calcext:value-type="float">
            <text:p>171.874</text:p>
          </table:table-cell>
          <table:table-cell office:value-type="float" office:value="168.241" calcext:value-type="float">
            <text:p>168.241</text:p>
          </table:table-cell>
          <table:table-cell office:value-type="float" office:value="170.667" calcext:value-type="float">
            <text:p>170.667</text:p>
          </table:table-cell>
          <table:table-cell table:formula="of:=SUM([.B163:.F163])/5" office:value-type="float" office:value="169.2932" calcext:value-type="float">
            <text:p>169.2932</text:p>
          </table:table-cell>
        </table:table-row>
        <table:table-row table:style-name="ro1">
          <table:table-cell/>
          <table:table-cell office:value-type="float" office:value="49.8654" calcext:value-type="float">
            <text:p>49.8654</text:p>
          </table:table-cell>
          <table:table-cell office:value-type="float" office:value="49.1784" calcext:value-type="float">
            <text:p>49.1784</text:p>
          </table:table-cell>
          <table:table-cell office:value-type="float" office:value="50.3516" calcext:value-type="float">
            <text:p>50.3516</text:p>
          </table:table-cell>
          <table:table-cell office:value-type="float" office:value="48.7345" calcext:value-type="float">
            <text:p>48.7345</text:p>
          </table:table-cell>
          <table:table-cell office:value-type="float" office:value="49.1814" calcext:value-type="float">
            <text:p>49.1814</text:p>
          </table:table-cell>
          <table:table-cell table:formula="of:=SUM([.B164:.F164])/5" office:value-type="float" office:value="49.46226" calcext:value-type="float">
            <text:p>49.46226</text:p>
          </table:table-cell>
        </table:table-row>
        <table:table-row table:style-name="ro1">
          <table:table-cell/>
          <table:table-cell office:value-type="float" office:value="96.1089" calcext:value-type="float">
            <text:p>96.1089</text:p>
          </table:table-cell>
          <table:table-cell office:value-type="float" office:value="94.8642" calcext:value-type="float">
            <text:p>94.8642</text:p>
          </table:table-cell>
          <table:table-cell office:value-type="float" office:value="97.7792" calcext:value-type="float">
            <text:p>97.7792</text:p>
          </table:table-cell>
          <table:table-cell office:value-type="float" office:value="95.2643" calcext:value-type="float">
            <text:p>95.2643</text:p>
          </table:table-cell>
          <table:table-cell office:value-type="float" office:value="96.4479" calcext:value-type="float">
            <text:p>96.4479</text:p>
          </table:table-cell>
          <table:table-cell table:formula="of:=SUM([.B165:.F165])/5" office:value-type="float" office:value="96.0929" calcext:value-type="float">
            <text:p>96.09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ptions speed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/>
          <table:table-cell table:formula="of:=[.G133]/[.G140]" office:value-type="float" office:value="1.81559716982865" calcext:value-type="float">
            <text:p>1.81559716982865</text:p>
          </table:table-cell>
          <table:table-cell table:formula="of:=[.G134]/[.G141]" office:value-type="float" office:value="1.87256955436227" calcext:value-type="float">
            <text:p>1.87256955436227</text:p>
          </table:table-cell>
          <table:table-cell table:formula="of:=[.G135]/[.G142]" office:value-type="float" office:value="1.84560577653" calcext:value-type="float">
            <text:p>1.84560577653</text:p>
          </table:table-cell>
          <table:table-cell table:formula="of:=[.G136]/[.G143]" office:value-type="float" office:value="1.83677801299833" calcext:value-type="float">
            <text:p>1.83677801299833</text:p>
          </table:table-cell>
          <table:table-cell table:formula="of:=[.G137]/[.G144]" office:value-type="float" office:value="1.87329660037295" calcext:value-type="float">
            <text:p>1.87329660037295</text:p>
          </table:table-cell>
          <table:table-cell/>
        </table:table-row>
        <table:table-row table:style-name="ro1">
          <table:table-cell/>
          <table:table-cell table:formula="of:=[.G133]/[.G147]" office:value-type="float" office:value="0.895735688481168" calcext:value-type="float">
            <text:p>0.895735688481168</text:p>
          </table:table-cell>
          <table:table-cell table:formula="of:=[.G134]/[.G148]" office:value-type="float" office:value="3.58426260088413" calcext:value-type="float">
            <text:p>3.58426260088413</text:p>
          </table:table-cell>
          <table:table-cell table:formula="of:=[.G135]/[.G149]" office:value-type="float" office:value="1.88622966816632" calcext:value-type="float">
            <text:p>1.88622966816632</text:p>
          </table:table-cell>
          <table:table-cell table:formula="of:=[.G136]/[.G150]" office:value-type="float" office:value="3.55655348187925" calcext:value-type="float">
            <text:p>3.55655348187925</text:p>
          </table:table-cell>
          <table:table-cell table:formula="of:=[.G137]/[.G151]" office:value-type="float" office:value="2.34387438074883" calcext:value-type="float">
            <text:p>2.34387438074883</text:p>
          </table:table-cell>
          <table:table-cell/>
        </table:table-row>
        <table:table-row table:style-name="ro1">
          <table:table-cell/>
          <table:table-cell table:formula="of:=[.G133]/[.G154]" office:value-type="float" office:value="0.684685504490094" calcext:value-type="float">
            <text:p>0.684685504490094</text:p>
          </table:table-cell>
          <table:table-cell table:formula="of:=[.G134]/[.G155]" office:value-type="float" office:value="0.817733779776423" calcext:value-type="float">
            <text:p>0.817733779776423</text:p>
          </table:table-cell>
          <table:table-cell table:formula="of:=[.G135]/[.G156]" office:value-type="float" office:value="3.47934900966397" calcext:value-type="float">
            <text:p>3.47934900966397</text:p>
          </table:table-cell>
          <table:table-cell table:formula="of:=[.G136]/[.G157]" office:value-type="float" office:value="2.13835664110708" calcext:value-type="float">
            <text:p>2.13835664110708</text:p>
          </table:table-cell>
          <table:table-cell table:formula="of:=[.G137]/[.G158]" office:value-type="float" office:value="1.72360518486774" calcext:value-type="float">
            <text:p>1.72360518486774</text:p>
          </table:table-cell>
          <table:table-cell/>
        </table:table-row>
        <table:table-row table:style-name="ro1">
          <table:table-cell/>
          <table:table-cell table:formula="of:=[.G133]/[.G161]" office:value-type="float" office:value="0.497791565138641" calcext:value-type="float">
            <text:p>0.497791565138641</text:p>
          </table:table-cell>
          <table:table-cell table:formula="of:=[.G134]/[.G162]" office:value-type="float" office:value="0.723130965868396" calcext:value-type="float">
            <text:p>0.723130965868396</text:p>
          </table:table-cell>
          <table:table-cell table:formula="of:=[.G135]/[.G163]" office:value-type="float" office:value="0.785554292789078" calcext:value-type="float">
            <text:p>0.785554292789078</text:p>
          </table:table-cell>
          <table:table-cell table:formula="of:=[.G136]/[.G164]" office:value-type="float" office:value="3.54792926970988" calcext:value-type="float">
            <text:p>3.54792926970988</text:p>
          </table:table-cell>
          <table:table-cell table:formula="of:=[.G137]/[.G165]" office:value-type="float" office:value="2.31036840390913" calcext:value-type="float">
            <text:p>2.3103684039091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L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29032" calcext:value-type="float">
            <text:p>4.29032</text:p>
          </table:table-cell>
          <table:table-cell office:value-type="float" office:value="4.19866" calcext:value-type="float">
            <text:p>4.19866</text:p>
          </table:table-cell>
          <table:table-cell office:value-type="float" office:value="4.30446" calcext:value-type="float">
            <text:p>4.30446</text:p>
          </table:table-cell>
          <table:table-cell office:value-type="float" office:value="4.26761" calcext:value-type="float">
            <text:p>4.26761</text:p>
          </table:table-cell>
          <table:table-cell office:value-type="float" office:value="4.30498" calcext:value-type="float">
            <text:p>4.30498</text:p>
          </table:table-cell>
          <table:table-cell table:formula="of:=SUM([.B175:.F175])/5" office:value-type="float" office:value="4.273206" calcext:value-type="float">
            <text:p>4.273206</text:p>
          </table:table-cell>
        </table:table-row>
        <table:table-row table:style-name="ro1">
          <table:table-cell/>
          <table:table-cell office:value-type="float" office:value="17.1732" calcext:value-type="float">
            <text:p>17.1732</text:p>
          </table:table-cell>
          <table:table-cell office:value-type="float" office:value="17.6682" calcext:value-type="float">
            <text:p>17.6682</text:p>
          </table:table-cell>
          <table:table-cell office:value-type="float" office:value="17.1535" calcext:value-type="float">
            <text:p>17.1535</text:p>
          </table:table-cell>
          <table:table-cell office:value-type="float" office:value="17.8587" calcext:value-type="float">
            <text:p>17.8587</text:p>
          </table:table-cell>
          <table:table-cell office:value-type="float" office:value="17.534" calcext:value-type="float">
            <text:p>17.534</text:p>
          </table:table-cell>
          <table:table-cell table:formula="of:=SUM([.B176:.F176])/5" office:value-type="float" office:value="17.47752" calcext:value-type="float">
            <text:p>17.47752</text:p>
          </table:table-cell>
        </table:table-row>
        <table:table-row table:style-name="ro1">
          <table:table-cell/>
          <table:table-cell office:value-type="float" office:value="69.8052" calcext:value-type="float">
            <text:p>69.8052</text:p>
          </table:table-cell>
          <table:table-cell office:value-type="float" office:value="71.2403" calcext:value-type="float">
            <text:p>71.2403</text:p>
          </table:table-cell>
          <table:table-cell office:value-type="float" office:value="68.7318" calcext:value-type="float">
            <text:p>68.7318</text:p>
          </table:table-cell>
          <table:table-cell office:value-type="float" office:value="68.7474" calcext:value-type="float">
            <text:p>68.7474</text:p>
          </table:table-cell>
          <table:table-cell office:value-type="float" office:value="69.5947" calcext:value-type="float">
            <text:p>69.5947</text:p>
          </table:table-cell>
          <table:table-cell table:formula="of:=SUM([.B177:.F177])/5" office:value-type="float" office:value="69.62388" calcext:value-type="float">
            <text:p>69.62388</text:p>
          </table:table-cell>
        </table:table-row>
        <table:table-row table:style-name="ro1">
          <table:table-cell/>
          <table:table-cell office:value-type="float" office:value="280.906" calcext:value-type="float">
            <text:p>280.906</text:p>
          </table:table-cell>
          <table:table-cell office:value-type="float" office:value="287.663" calcext:value-type="float">
            <text:p>287.663</text:p>
          </table:table-cell>
          <table:table-cell office:value-type="float" office:value="273.01" calcext:value-type="float">
            <text:p>273.01</text:p>
          </table:table-cell>
          <table:table-cell office:value-type="float" office:value="275.159" calcext:value-type="float">
            <text:p>275.159</text:p>
          </table:table-cell>
          <table:table-cell office:value-type="float" office:value="281.179" calcext:value-type="float">
            <text:p>281.179</text:p>
          </table:table-cell>
          <table:table-cell table:formula="of:=SUM([.B178:.F178])/5" office:value-type="float" office:value="279.5834" calcext:value-type="float">
            <text:p>279.583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2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0142" calcext:value-type="float">
            <text:p>2.70142</text:p>
          </table:table-cell>
          <table:table-cell office:value-type="float" office:value="2.65934" calcext:value-type="float">
            <text:p>2.65934</text:p>
          </table:table-cell>
          <table:table-cell office:value-type="float" office:value="2.70001" calcext:value-type="float">
            <text:p>2.70001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2.72045" calcext:value-type="float">
            <text:p>2.72045</text:p>
          </table:table-cell>
          <table:table-cell table:formula="of:=SUM([.B181:.F181])/5" office:value-type="float" office:value="2.691574" calcext:value-type="float">
            <text:p>2.691574</text:p>
          </table:table-cell>
        </table:table-row>
        <table:table-row table:style-name="ro1">
          <table:table-cell/>
          <table:table-cell office:value-type="float" office:value="11.1089" calcext:value-type="float">
            <text:p>11.1089</text:p>
          </table:table-cell>
          <table:table-cell office:value-type="float" office:value="10.9394" calcext:value-type="float">
            <text:p>10.9394</text:p>
          </table:table-cell>
          <table:table-cell office:value-type="float" office:value="10.9954" calcext:value-type="float">
            <text:p>10.9954</text:p>
          </table:table-cell>
          <table:table-cell office:value-type="float" office:value="10.9035" calcext:value-type="float">
            <text:p>10.9035</text:p>
          </table:table-cell>
          <table:table-cell office:value-type="float" office:value="11.0549" calcext:value-type="float">
            <text:p>11.0549</text:p>
          </table:table-cell>
          <table:table-cell table:formula="of:=SUM([.B182:.F182])/5" office:value-type="float" office:value="11.00042" calcext:value-type="float">
            <text:p>11.00042</text:p>
          </table:table-cell>
        </table:table-row>
        <table:table-row table:style-name="ro1">
          <table:table-cell/>
          <table:table-cell office:value-type="float" office:value="44.3152" calcext:value-type="float">
            <text:p>44.3152</text:p>
          </table:table-cell>
          <table:table-cell office:value-type="float" office:value="45.0962" calcext:value-type="float">
            <text:p>45.0962</text:p>
          </table:table-cell>
          <table:table-cell office:value-type="float" office:value="44.7769" calcext:value-type="float">
            <text:p>44.7769</text:p>
          </table:table-cell>
          <table:table-cell office:value-type="float" office:value="44.2324" calcext:value-type="float">
            <text:p>44.2324</text:p>
          </table:table-cell>
          <table:table-cell office:value-type="float" office:value="44.325" calcext:value-type="float">
            <text:p>44.325</text:p>
          </table:table-cell>
          <table:table-cell table:formula="of:=SUM([.B183:.F183])/5" office:value-type="float" office:value="44.54914" calcext:value-type="float">
            <text:p>44.54914</text:p>
          </table:table-cell>
        </table:table-row>
        <table:table-row table:style-name="ro1">
          <table:table-cell/>
          <table:table-cell office:value-type="float" office:value="179.85" calcext:value-type="float">
            <text:p>179.85</text:p>
          </table:table-cell>
          <table:table-cell office:value-type="float" office:value="180.205" calcext:value-type="float">
            <text:p>180.205</text:p>
          </table:table-cell>
          <table:table-cell office:value-type="float" office:value="178.91" calcext:value-type="float">
            <text:p>178.91</text:p>
          </table:table-cell>
          <table:table-cell office:value-type="float" office:value="178.583" calcext:value-type="float">
            <text:p>178.583</text:p>
          </table:table-cell>
          <table:table-cell office:value-type="float" office:value="179.812" calcext:value-type="float">
            <text:p>179.812</text:p>
          </table:table-cell>
          <table:table-cell table:formula="of:=SUM([.B184:.F184])/5" office:value-type="float" office:value="179.472" calcext:value-type="float">
            <text:p>179.47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4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1521" calcext:value-type="float">
            <text:p>1.91521</text:p>
          </table:table-cell>
          <table:table-cell office:value-type="float" office:value="1.90182" calcext:value-type="float">
            <text:p>1.90182</text:p>
          </table:table-cell>
          <table:table-cell office:value-type="float" office:value="1.90314" calcext:value-type="float">
            <text:p>1.90314</text:p>
          </table:table-cell>
          <table:table-cell office:value-type="float" office:value="1.90801" calcext:value-type="float">
            <text:p>1.90801</text:p>
          </table:table-cell>
          <table:table-cell office:value-type="float" office:value="1.90303" calcext:value-type="float">
            <text:p>1.90303</text:p>
          </table:table-cell>
          <table:table-cell table:formula="of:=SUM([.B187:.F187])/5" office:value-type="float" office:value="1.906242" calcext:value-type="float">
            <text:p>1.906242</text:p>
          </table:table-cell>
        </table:table-row>
        <table:table-row table:style-name="ro1">
          <table:table-cell/>
          <table:table-cell office:value-type="float" office:value="7.76244" calcext:value-type="float">
            <text:p>7.76244</text:p>
          </table:table-cell>
          <table:table-cell office:value-type="float" office:value="7.79148" calcext:value-type="float">
            <text:p>7.79148</text:p>
          </table:table-cell>
          <table:table-cell office:value-type="float" office:value="7.73479" calcext:value-type="float">
            <text:p>7.73479</text:p>
          </table:table-cell>
          <table:table-cell office:value-type="float" office:value="7.79571" calcext:value-type="float">
            <text:p>7.79571</text:p>
          </table:table-cell>
          <table:table-cell office:value-type="float" office:value="7.82374" calcext:value-type="float">
            <text:p>7.82374</text:p>
          </table:table-cell>
          <table:table-cell table:formula="of:=SUM([.B188:.F188])/5" office:value-type="float" office:value="7.781632" calcext:value-type="float">
            <text:p>7.781632</text:p>
          </table:table-cell>
        </table:table-row>
        <table:table-row table:style-name="ro1">
          <table:table-cell/>
          <table:table-cell office:value-type="float" office:value="31.6799" calcext:value-type="float">
            <text:p>31.6799</text:p>
          </table:table-cell>
          <table:table-cell office:value-type="float" office:value="31.5446" calcext:value-type="float">
            <text:p>31.5446</text:p>
          </table:table-cell>
          <table:table-cell office:value-type="float" office:value="31.4394" calcext:value-type="float">
            <text:p>31.4394</text:p>
          </table:table-cell>
          <table:table-cell office:value-type="float" office:value="31.5105" calcext:value-type="float">
            <text:p>31.5105</text:p>
          </table:table-cell>
          <table:table-cell office:value-type="float" office:value="31.4877" calcext:value-type="float">
            <text:p>31.4877</text:p>
          </table:table-cell>
          <table:table-cell table:formula="of:=SUM([.B189:.F189])/5" office:value-type="float" office:value="31.53242" calcext:value-type="float">
            <text:p>31.53242</text:p>
          </table:table-cell>
        </table:table-row>
        <table:table-row table:style-name="ro1">
          <table:table-cell/>
          <table:table-cell office:value-type="float" office:value="128.484" calcext:value-type="float">
            <text:p>128.484</text:p>
          </table:table-cell>
          <table:table-cell office:value-type="float" office:value="129.043" calcext:value-type="float">
            <text:p>129.043</text:p>
          </table:table-cell>
          <table:table-cell office:value-type="float" office:value="129.096" calcext:value-type="float">
            <text:p>129.096</text:p>
          </table:table-cell>
          <table:table-cell office:value-type="float" office:value="127.931" calcext:value-type="float">
            <text:p>127.931</text:p>
          </table:table-cell>
          <table:table-cell office:value-type="float" office:value="129.745" calcext:value-type="float">
            <text:p>129.745</text:p>
          </table:table-cell>
          <table:table-cell table:formula="of:=SUM([.B190:.F190])/5" office:value-type="float" office:value="128.8598" calcext:value-type="float">
            <text:p>128.859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6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6047" calcext:value-type="float">
            <text:p>1.96047</text:p>
          </table:table-cell>
          <table:table-cell office:value-type="float" office:value="2.00243" calcext:value-type="float">
            <text:p>2.00243</text:p>
          </table:table-cell>
          <table:table-cell office:value-type="float" office:value="1.98928" calcext:value-type="float">
            <text:p>1.98928</text:p>
          </table:table-cell>
          <table:table-cell office:value-type="float" office:value="1.9411" calcext:value-type="float">
            <text:p>1.9411</text:p>
          </table:table-cell>
          <table:table-cell office:value-type="float" office:value="1.95533" calcext:value-type="float">
            <text:p>1.95533</text:p>
          </table:table-cell>
          <table:table-cell table:formula="of:=SUM([.B193:.F193])/5" office:value-type="float" office:value="1.969722" calcext:value-type="float">
            <text:p>1.969722</text:p>
          </table:table-cell>
        </table:table-row>
        <table:table-row table:style-name="ro1">
          <table:table-cell/>
          <table:table-cell office:value-type="float" office:value="8.1508" calcext:value-type="float">
            <text:p>8.1508</text:p>
          </table:table-cell>
          <table:table-cell office:value-type="float" office:value="8.21158" calcext:value-type="float">
            <text:p>8.21158</text:p>
          </table:table-cell>
          <table:table-cell office:value-type="float" office:value="8.16386" calcext:value-type="float">
            <text:p>8.16386</text:p>
          </table:table-cell>
          <table:table-cell office:value-type="float" office:value="8.2543" calcext:value-type="float">
            <text:p>8.2543</text:p>
          </table:table-cell>
          <table:table-cell office:value-type="float" office:value="8.1716" calcext:value-type="float">
            <text:p>8.1716</text:p>
          </table:table-cell>
          <table:table-cell table:formula="of:=SUM([.B194:.F194])/5" office:value-type="float" office:value="8.190428" calcext:value-type="float">
            <text:p>8.190428</text:p>
          </table:table-cell>
        </table:table-row>
        <table:table-row table:style-name="ro1">
          <table:table-cell/>
          <table:table-cell office:value-type="float" office:value="33.5495" calcext:value-type="float">
            <text:p>33.5495</text:p>
          </table:table-cell>
          <table:table-cell office:value-type="float" office:value="34.3486" calcext:value-type="float">
            <text:p>34.3486</text:p>
          </table:table-cell>
          <table:table-cell office:value-type="float" office:value="33.5471" calcext:value-type="float">
            <text:p>33.5471</text:p>
          </table:table-cell>
          <table:table-cell office:value-type="float" office:value="33.069" calcext:value-type="float">
            <text:p>33.069</text:p>
          </table:table-cell>
          <table:table-cell office:value-type="float" office:value="33.3591" calcext:value-type="float">
            <text:p>33.3591</text:p>
          </table:table-cell>
          <table:table-cell table:formula="of:=SUM([.B195:.F195])/5" office:value-type="float" office:value="33.57466" calcext:value-type="float">
            <text:p>33.57466</text:p>
          </table:table-cell>
        </table:table-row>
        <table:table-row table:style-name="ro1">
          <table:table-cell/>
          <table:table-cell office:value-type="float" office:value="133.844" calcext:value-type="float">
            <text:p>133.844</text:p>
          </table:table-cell>
          <table:table-cell office:value-type="float" office:value="135.906" calcext:value-type="float">
            <text:p>135.906</text:p>
          </table:table-cell>
          <table:table-cell office:value-type="float" office:value="134.34" calcext:value-type="float">
            <text:p>134.34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5.723" calcext:value-type="float">
            <text:p>135.723</text:p>
          </table:table-cell>
          <table:table-cell table:formula="of:=SUM([.B196:.F196])/5" office:value-type="float" office:value="134.9662" calcext:value-type="float">
            <text:p>134.966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8 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5978" calcext:value-type="float">
            <text:p>1.95978</text:p>
          </table:table-cell>
          <table:table-cell office:value-type="float" office:value="1.97249" calcext:value-type="float">
            <text:p>1.97249</text:p>
          </table:table-cell>
          <table:table-cell office:value-type="float" office:value="2.02165" calcext:value-type="float">
            <text:p>2.02165</text:p>
          </table:table-cell>
          <table:table-cell office:value-type="float" office:value="1.95926" calcext:value-type="float">
            <text:p>1.95926</text:p>
          </table:table-cell>
          <table:table-cell office:value-type="float" office:value="1.96902" calcext:value-type="float">
            <text:p>1.96902</text:p>
          </table:table-cell>
          <table:table-cell table:formula="of:=SUM([.B199:.F199])/5" office:value-type="float" office:value="1.97644" calcext:value-type="float">
            <text:p>1.97644</text:p>
          </table:table-cell>
        </table:table-row>
        <table:table-row table:style-name="ro1">
          <table:table-cell/>
          <table:table-cell office:value-type="float" office:value="8.20523" calcext:value-type="float">
            <text:p>8.20523</text:p>
          </table:table-cell>
          <table:table-cell office:value-type="float" office:value="8.06811" calcext:value-type="float">
            <text:p>8.06811</text:p>
          </table:table-cell>
          <table:table-cell office:value-type="float" office:value="8.03452" calcext:value-type="float">
            <text:p>8.03452</text:p>
          </table:table-cell>
          <table:table-cell office:value-type="float" office:value="8.08985" calcext:value-type="float">
            <text:p>8.08985</text:p>
          </table:table-cell>
          <table:table-cell office:value-type="float" office:value="8.06614" calcext:value-type="float">
            <text:p>8.06614</text:p>
          </table:table-cell>
          <table:table-cell table:formula="of:=SUM([.B200:.F200])/5" office:value-type="float" office:value="8.09277" calcext:value-type="float">
            <text:p>8.09277</text:p>
          </table:table-cell>
        </table:table-row>
        <table:table-row table:style-name="ro1">
          <table:table-cell/>
          <table:table-cell office:value-type="float" office:value="32.9748" calcext:value-type="float">
            <text:p>32.9748</text:p>
          </table:table-cell>
          <table:table-cell office:value-type="float" office:value="32.9876" calcext:value-type="float">
            <text:p>32.9876</text:p>
          </table:table-cell>
          <table:table-cell office:value-type="float" office:value="32.7278" calcext:value-type="float">
            <text:p>32.7278</text:p>
          </table:table-cell>
          <table:table-cell office:value-type="float" office:value="32.9694" calcext:value-type="float">
            <text:p>32.9694</text:p>
          </table:table-cell>
          <table:table-cell office:value-type="float" office:value="33.434" calcext:value-type="float">
            <text:p>33.434</text:p>
          </table:table-cell>
          <table:table-cell table:formula="of:=SUM([.B201:.F201])/5" office:value-type="float" office:value="33.01872" calcext:value-type="float">
            <text:p>33.01872</text:p>
          </table:table-cell>
        </table:table-row>
        <table:table-row table:style-name="ro1">
          <table:table-cell/>
          <table:table-cell office:value-type="float" office:value="134.51" calcext:value-type="float">
            <text:p>134.51</text:p>
          </table:table-cell>
          <table:table-cell office:value-type="float" office:value="135.023" calcext:value-type="float">
            <text:p>135.023</text:p>
          </table:table-cell>
          <table:table-cell office:value-type="float" office:value="134.582" calcext:value-type="float">
            <text:p>134.582</text:p>
          </table:table-cell>
          <table:table-cell office:value-type="float" office:value="134.306" calcext:value-type="float">
            <text:p>134.306</text:p>
          </table:table-cell>
          <table:table-cell office:value-type="float" office:value="134.219" calcext:value-type="float">
            <text:p>134.219</text:p>
          </table:table-cell>
          <table:table-cell table:formula="of:=SUM([.B202:.F202])/5" office:value-type="float" office:value="134.528" calcext:value-type="float">
            <text:p>134.52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CL Speed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2"/>
        </table:table-row>
        <table:table-row table:style-name="ro1">
          <table:table-cell/>
          <table:table-cell table:formula="of:=[.G175]/[.G181]" office:value-type="float" office:value="1.58762345007048" calcext:value-type="float">
            <text:p>1.58762345007048</text:p>
          </table:table-cell>
          <table:table-cell table:formula="of:=[.G176]/[.G182]" office:value-type="float" office:value="1.58880479108979" calcext:value-type="float">
            <text:p>1.58880479108979</text:p>
          </table:table-cell>
          <table:table-cell table:formula="of:=[.G177]/[.G183]" office:value-type="float" office:value="1.56285575883171" calcext:value-type="float">
            <text:p>1.56285575883171</text:p>
          </table:table-cell>
          <table:table-cell table:formula="of:=[.G178]/[.G184]" office:value-type="float" office:value="1.55781068913257" calcext:value-type="float">
            <text:p>1.55781068913257</text:p>
          </table:table-cell>
          <table:table-cell table:number-columns-repeated="2"/>
        </table:table-row>
        <table:table-row table:style-name="ro1">
          <table:table-cell/>
          <table:table-cell table:formula="of:=[.G175]/[.G187]" office:value-type="float" office:value="2.24169124381899" calcext:value-type="float">
            <text:p>2.24169124381899</text:p>
          </table:table-cell>
          <table:table-cell table:formula="of:=[.G176]/[.G188]" office:value-type="float" office:value="2.24599672665066" calcext:value-type="float">
            <text:p>2.24599672665066</text:p>
          </table:table-cell>
          <table:table-cell table:formula="of:=[.G177]/[.G189]" office:value-type="float" office:value="2.20800940746064" calcext:value-type="float">
            <text:p>2.20800940746064</text:p>
          </table:table-cell>
          <table:table-cell table:formula="of:=[.G178]/[.G190]" office:value-type="float" office:value="2.16967122407454" calcext:value-type="float">
            <text:p>2.16967122407454</text:p>
          </table:table-cell>
          <table:table-cell table:number-columns-repeated="2"/>
        </table:table-row>
        <table:table-row table:style-name="ro1">
          <table:table-cell/>
          <table:table-cell table:formula="of:=[.G175]/[.G193]" office:value-type="float" office:value="2.16944624672923" calcext:value-type="float">
            <text:p>2.16944624672923</text:p>
          </table:table-cell>
          <table:table-cell table:formula="of:=[.G176]/[.G194]" office:value-type="float" office:value="2.1338958110614" calcext:value-type="float">
            <text:p>2.1338958110614</text:p>
          </table:table-cell>
          <table:table-cell table:formula="of:=[.G177]/[.G195]" office:value-type="float" office:value="2.07370320354696" calcext:value-type="float">
            <text:p>2.07370320354696</text:p>
          </table:table-cell>
          <table:table-cell table:formula="of:=[.G178]/[.G196]" office:value-type="float" office:value="2.0715067920709" calcext:value-type="float">
            <text:p>2.0715067920709</text:p>
          </table:table-cell>
          <table:table-cell table:number-columns-repeated="2"/>
        </table:table-row>
        <table:table-row table:style-name="ro1">
          <table:table-cell/>
          <table:table-cell table:formula="of:=[.G175]/[.G199]" office:value-type="float" office:value="2.16207221064135" calcext:value-type="float">
            <text:p>2.16207221064135</text:p>
          </table:table-cell>
          <table:table-cell table:formula="of:=[.G176]/[.G200]" office:value-type="float" office:value="2.15964620272169" calcext:value-type="float">
            <text:p>2.15964620272169</text:p>
          </table:table-cell>
          <table:table-cell table:formula="of:=[.G177]/[.G201]" office:value-type="float" office:value="2.10861838375322" calcext:value-type="float">
            <text:p>2.10861838375322</text:p>
          </table:table-cell>
          <table:table-cell table:formula="of:=[.G178]/[.G202]" office:value-type="float" office:value="2.07825434110371" calcext:value-type="float">
            <text:p>2.078254341103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01:53:26.582693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06:49:43.938202649</meta:creation-date>
    <dc:date>2022-10-25T02:42:18.703424718</dc:date>
    <meta:editing-duration>PT33M4S</meta:editing-duration>
    <meta:editing-cycles>5</meta:editing-cycles>
    <meta:generator>LibreOffice/6.4.7.2$Linux_X86_64 LibreOffice_project/40$Build-2</meta:generator>
    <meta:document-statistic meta:table-count="1" meta:cell-count="907" meta:object-count="0"/>
  </office:meta>
</office:document-meta>
</file>